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681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1.6189in"/>
    </style:style>
    <style:style style:name="co9" style:family="table-column">
      <style:table-column-properties fo:break-before="auto" style:column-width="1.9402in"/>
    </style:style>
    <style:style style:name="co10" style:family="table-column">
      <style:table-column-properties fo:break-before="auto" style:column-width="2.0902in"/>
    </style:style>
    <style:style style:name="co11" style:family="table-column">
      <style:table-column-properties fo:break-before="auto" style:column-width="1.9299in"/>
    </style:style>
    <style:style style:name="co12" style:family="table-column">
      <style:table-column-properties fo:break-before="auto" style:column-width="2.0154in"/>
    </style:style>
    <style:style style:name="co13" style:family="table-column">
      <style:table-column-properties fo:break-before="auto" style:column-width="1.76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31"/>
    <style:style style:name="ce9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31"/>
    <style:style style:name="ce5" style:family="table-cell" style:parent-style-name="Default" style:data-style-name="N132"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 style:data-style-name="N132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32"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 style:data-style-name="N132"/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32"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ngdistdata_long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5"/>
          <table:table-cell table:style-name="ce9" office:value-type="string" calcext:value-type="string">
            <text:p>0.0 MeV ES</text:p>
          </table:table-cell>
          <table:table-cell table:style-name="ce9" office:value-type="string" calcext:value-type="string">
            <text:p>3/2-</text:p>
          </table:table-cell>
          <table:table-cell/>
          <table:table-cell table:style-name="ce9" office:value-type="string" calcext:value-type="string">
            <text:p>2.43 MeV ES</text:p>
          </table:table-cell>
          <table:table-cell table:style-name="ce9" office:value-type="string" calcext:value-type="string">
            <text:p>5/2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6.86 MeV</text:p>
          </table:table-cell>
          <table:table-cell table:style-name="ce9" office:value-type="string" calcext:value-type="string">
            <text:p>5/2+</text:p>
          </table:table-cell>
          <table:table-cell/>
          <table:table-cell table:style-name="ce9" office:value-type="string" calcext:value-type="string">
            <text:p>7.5 MeV</text:p>
          </table:table-cell>
          <table:table-cell table:style-name="ce9" office:value-type="string" calcext:value-type="string">
            <text:p>5/2-</text:p>
          </table:table-cell>
          <table:table-cell/>
          <table:table-cell table:style-name="ce9" office:value-type="string" calcext:value-type="string">
            <text:p>7.65 MeV</text:p>
          </table:table-cell>
          <table:table-cell table:style-name="ce9" office:value-type="string" calcext:value-type="string">
            <text:p>3/2+</text:p>
          </table:table-cell>
          <table:table-cell/>
          <table:table-cell table:style-name="ce9" office:value-type="string" calcext:value-type="string">
            <text:p>9.5 MeV</text:p>
          </table:table-cell>
          <table:table-cell table:style-name="ce9" office:value-type="string" calcext:value-type="string">
            <text:p>9/2+</text:p>
          </table:table-cell>
          <table:table-cell/>
          <table:table-cell table:style-name="ce9" office:value-type="string" calcext:value-type="string">
            <text:p>9.9 MeV</text:p>
          </table:table-cell>
          <table:table-cell table:style-name="ce9" office:value-type="string" calcext:value-type="string">
            <text:p>3/2-</text:p>
          </table:table-cell>
          <table:table-cell/>
          <table:table-cell table:style-name="ce9" office:value-type="string" calcext:value-type="string">
            <text:p>10.75 MeV</text:p>
          </table:table-cell>
          <table:table-cell table:style-name="ce9" office:value-type="string" calcext:value-type="string">
            <text:p>7/2-</text:p>
          </table:table-cell>
          <table:table-cell table:number-columns-repeated="5"/>
          <table:table-cell table:style-name="ce10" office:value-type="string" calcext:value-type="string">
            <text:p>theta</text:p>
          </table:table-cell>
          <table:table-cell table:style-name="ce10" office:value-type="string" calcext:value-type="string">
            <text:p>xsec</text:p>
          </table:table-cell>
          <table:table-cell/>
          <table:table-cell table:style-name="ce10" office:value-type="string" calcext:value-type="string">
            <text:p>theta</text:p>
          </table:table-cell>
          <table:table-cell table:style-name="ce10" office:value-type="string" calcext:value-type="string">
            <text:p>xsec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heta</text:p>
          </table:table-cell>
          <table:table-cell table:style-name="ce10" office:value-type="string" calcext:value-type="string">
            <text:p>xsec</text:p>
          </table:table-cell>
          <table:table-cell table:style-name="ce10"/>
          <table:table-cell table:style-name="ce10" office:value-type="string" calcext:value-type="string">
            <text:p>theta</text:p>
          </table:table-cell>
          <table:table-cell table:style-name="ce10" office:value-type="string" calcext:value-type="string">
            <text:p>xsec</text:p>
          </table:table-cell>
          <table:table-cell table:style-name="ce10"/>
          <table:table-cell table:style-name="ce10" office:value-type="string" calcext:value-type="string">
            <text:p>theta</text:p>
          </table:table-cell>
          <table:table-cell table:style-name="ce10" office:value-type="string" calcext:value-type="string">
            <text:p>xsec</text:p>
          </table:table-cell>
          <table:table-cell table:style-name="ce10"/>
          <table:table-cell table:style-name="ce10" office:value-type="string" calcext:value-type="string">
            <text:p>theta</text:p>
          </table:table-cell>
          <table:table-cell table:style-name="ce10" office:value-type="string" calcext:value-type="string">
            <text:p>xsec</text:p>
          </table:table-cell>
          <table:table-cell table:style-name="ce10"/>
          <table:table-cell table:style-name="ce10" office:value-type="string" calcext:value-type="string">
            <text:p>theta</text:p>
          </table:table-cell>
          <table:table-cell table:style-name="ce10" office:value-type="string" calcext:value-type="string">
            <text:p>xsec</text:p>
          </table:table-cell>
          <table:table-cell table:style-name="ce10"/>
          <table:table-cell table:style-name="ce10" office:value-type="string" calcext:value-type="string">
            <text:p>theta</text:p>
          </table:table-cell>
          <table:table-cell table:style-name="ce10" office:value-type="string" calcext:value-type="string">
            <text:p>xsec</text:p>
          </table:table-cell>
          <table:table-cell table:number-columns-repeated="5"/>
          <table:table-cell table:number-columns-repeated="2" table:style-name="ce11" office:value-type="float" office:value="0" calcext:value-type="float">
            <text:p>0</text:p>
          </table:table-cell>
          <table:table-cell/>
          <table:table-cell office:value-type="float" office:value="9.46466809422" calcext:value-type="float">
            <text:p>9.46466809422</text:p>
          </table:table-cell>
          <table:table-cell office:value-type="float" office:value="15.8689959956" calcext:value-type="float">
            <text:p>15.8689959956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/>
          <table:table-cell office:value-type="float" office:value="7.90877774272" calcext:value-type="float">
            <text:p>7.90877774272</text:p>
          </table:table-cell>
          <table:table-cell office:value-type="float" office:value="0.274801195567" calcext:value-type="float">
            <text:p>0.274801195567</text:p>
          </table:table-cell>
          <table:table-cell table:number-columns-repeated="4"/>
          <table:table-cell table:number-columns-repeated="2" table:style-name="ce11" office:value-type="float" office:value="0" calcext:value-type="float">
            <text:p>0</text:p>
          </table:table-cell>
          <table:table-cell/>
          <table:table-cell table:number-columns-repeated="2" table:style-name="ce11" office:value-type="float" office:value="0" calcext:value-type="float">
            <text:p>0</text:p>
          </table:table-cell>
          <table:table-cell/>
          <table:table-cell office:value-type="float" office:value="8.46623328033" calcext:value-type="float">
            <text:p>8.46623328033</text:p>
          </table:table-cell>
          <table:table-cell office:value-type="float" office:value="2.19176653534" calcext:value-type="float">
            <text:p>2.19176653534</text:p>
          </table:table-cell>
          <table:table-cell table:number-columns-repeated="5"/>
          <table:table-cell office:value-type="float" office:value="9.40304918055" calcext:value-type="float">
            <text:p>9.40304918055</text:p>
          </table:table-cell>
          <table:table-cell office:value-type="float" office:value="5.41741277986" calcext:value-type="float">
            <text:p>5.41741277986</text:p>
          </table:table-cell>
          <table:table-cell/>
          <table:table-cell office:value-type="float" office:value="10.9207708779" calcext:value-type="float">
            <text:p>10.9207708779</text:p>
          </table:table-cell>
          <table:table-cell office:value-type="float" office:value="35.2130218908" calcext:value-type="float">
            <text:p>35.213021890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.09827599789705" calcext:value-type="float">
            <text:p>8.09827599789705</text:p>
          </table:table-cell>
          <table:table-cell office:value-type="float" office:value="0.120575160275381" calcext:value-type="float">
            <text:p>0.120575160275381</text:p>
          </table:table-cell>
          <table:table-cell/>
          <table:table-cell office:value-type="float" office:value="10.5000262964" calcext:value-type="float">
            <text:p>10.5000262964</text:p>
          </table:table-cell>
          <table:table-cell office:value-type="float" office:value="0.303931595114" calcext:value-type="float">
            <text:p>0.303931595114</text:p>
          </table:table-cell>
          <table:table-cell table:number-columns-repeated="4"/>
          <table:table-cell office:value-type="float" office:value="7.28409959374" calcext:value-type="float">
            <text:p>7.28409959374</text:p>
          </table:table-cell>
          <table:table-cell office:value-type="float" office:value="0.065272447595" calcext:value-type="float">
            <text:p>0.065272447595</text:p>
          </table:table-cell>
          <table:table-cell/>
          <table:table-cell office:value-type="float" office:value="6.84210526316" calcext:value-type="float">
            <text:p>6.84210526316</text:p>
          </table:table-cell>
          <table:table-cell office:value-type="float" office:value="0.431872307094" calcext:value-type="float">
            <text:p>0.431872307094</text:p>
          </table:table-cell>
          <table:table-cell/>
          <table:table-cell office:value-type="float" office:value="11.4347348237" calcext:value-type="float">
            <text:p>11.4347348237</text:p>
          </table:table-cell>
          <table:table-cell office:value-type="float" office:value="2.405147679" calcext:value-type="float">
            <text:p>2.405147679</text:p>
          </table:table-cell>
          <table:table-cell table:number-columns-repeated="5"/>
          <table:table-cell office:value-type="float" office:value="11.050235723" calcext:value-type="float">
            <text:p>11.050235723</text:p>
          </table:table-cell>
          <table:table-cell office:value-type="float" office:value="6.35341529464" calcext:value-type="float">
            <text:p>6.35341529464</text:p>
          </table:table-cell>
          <table:table-cell/>
          <table:table-cell office:value-type="float" office:value="12.3768736617" calcext:value-type="float">
            <text:p>12.3768736617</text:p>
          </table:table-cell>
          <table:table-cell office:value-type="float" office:value="31.4233691411" calcext:value-type="float">
            <text:p>31.423369141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.0071818683147" calcext:value-type="float">
            <text:p>11.0071818683147</text:p>
          </table:table-cell>
          <table:table-cell office:value-type="float" office:value="0.113032261982528" calcext:value-type="float">
            <text:p>0.113032261982528</text:p>
          </table:table-cell>
          <table:table-cell/>
          <table:table-cell office:value-type="float" office:value="13.710029452" calcext:value-type="float">
            <text:p>13.710029452</text:p>
          </table:table-cell>
          <table:table-cell office:value-type="float" office:value="0.270869478451" calcext:value-type="float">
            <text:p>0.270869478451</text:p>
          </table:table-cell>
          <table:table-cell table:number-columns-repeated="4"/>
          <table:table-cell office:value-type="float" office:value="10.0960339488" calcext:value-type="float">
            <text:p>10.0960339488</text:p>
          </table:table-cell>
          <table:table-cell office:value-type="float" office:value="0.0859158811127" calcext:value-type="float">
            <text:p>0.0859158811127</text:p>
          </table:table-cell>
          <table:table-cell/>
          <table:table-cell office:value-type="float" office:value="10.0619195046" calcext:value-type="float">
            <text:p>10.0619195046</text:p>
          </table:table-cell>
          <table:table-cell office:value-type="float" office:value="0.306100459278" calcext:value-type="float">
            <text:p>0.306100459278</text:p>
          </table:table-cell>
          <table:table-cell/>
          <table:table-cell office:value-type="float" office:value="14.1919605275" calcext:value-type="float">
            <text:p>14.1919605275</text:p>
          </table:table-cell>
          <table:table-cell office:value-type="float" office:value="2.04332298269" calcext:value-type="float">
            <text:p>2.04332298269</text:p>
          </table:table-cell>
          <table:table-cell table:number-columns-repeated="5"/>
          <table:table-cell office:value-type="float" office:value="12.6698254229" calcext:value-type="float">
            <text:p>12.6698254229</text:p>
          </table:table-cell>
          <table:table-cell office:value-type="float" office:value="5.25143013212" calcext:value-type="float">
            <text:p>5.25143013212</text:p>
          </table:table-cell>
          <table:table-cell/>
          <table:table-cell office:value-type="float" office:value="14.3790149893" calcext:value-type="float">
            <text:p>14.3790149893</text:p>
          </table:table-cell>
          <table:table-cell office:value-type="float" office:value="35.2130218908" calcext:value-type="float">
            <text:p>35.2130218908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4.8393927165212" calcext:value-type="float">
            <text:p>14.8393927165212</text:p>
          </table:table-cell>
          <table:table-cell office:value-type="float" office:value="0.0933605005843173" calcext:value-type="float">
            <text:p>0.0933605005843173</text:p>
          </table:table-cell>
          <table:table-cell/>
          <table:table-cell office:value-type="float" office:value="16.511517829" calcext:value-type="float">
            <text:p>16.511517829</text:p>
          </table:table-cell>
          <table:table-cell office:value-type="float" office:value="0.266267515888" calcext:value-type="float">
            <text:p>0.266267515888</text:p>
          </table:table-cell>
          <table:table-cell table:number-columns-repeated="4"/>
          <table:table-cell office:value-type="float" office:value="13.7067093037" calcext:value-type="float">
            <text:p>13.7067093037</text:p>
          </table:table-cell>
          <table:table-cell office:value-type="float" office:value="0.109856813591" calcext:value-type="float">
            <text:p>0.109856813591</text:p>
          </table:table-cell>
          <table:table-cell/>
          <table:table-cell office:value-type="float" office:value="12.6780185759" calcext:value-type="float">
            <text:p>12.6780185759</text:p>
          </table:table-cell>
          <table:table-cell office:value-type="float" office:value="0.151953228189" calcext:value-type="float">
            <text:p>0.151953228189</text:p>
          </table:table-cell>
          <table:table-cell/>
          <table:table-cell office:value-type="float" office:value="16.9461462913" calcext:value-type="float">
            <text:p>16.9461462913</text:p>
          </table:table-cell>
          <table:table-cell office:value-type="float" office:value="1.64014315975" calcext:value-type="float">
            <text:p>1.64014315975</text:p>
          </table:table-cell>
          <table:table-cell table:number-columns-repeated="5"/>
          <table:table-cell office:value-type="float" office:value="13.7461022842" calcext:value-type="float">
            <text:p>13.7461022842</text:p>
          </table:table-cell>
          <table:table-cell office:value-type="float" office:value="4.42722270507" calcext:value-type="float">
            <text:p>4.42722270507</text:p>
          </table:table-cell>
          <table:table-cell/>
          <table:table-cell office:value-type="float" office:value="15.6531049251" calcext:value-type="float">
            <text:p>15.6531049251</text:p>
          </table:table-cell>
          <table:table-cell office:value-type="float" office:value="35.2130218908" calcext:value-type="float">
            <text:p>35.213021890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0.9696245717327" calcext:value-type="float">
            <text:p>20.9696245717327</text:p>
          </table:table-cell>
          <table:table-cell office:value-type="float" office:value="0.0708114716377539" calcext:value-type="float">
            <text:p>0.0708114716377539</text:p>
          </table:table-cell>
          <table:table-cell/>
          <table:table-cell office:value-type="float" office:value="20.1146523614" calcext:value-type="float">
            <text:p>20.1146523614</text:p>
          </table:table-cell>
          <table:table-cell office:value-type="float" office:value="0.25682986551" calcext:value-type="float">
            <text:p>0.25682986551</text:p>
          </table:table-cell>
          <table:table-cell table:number-columns-repeated="4"/>
          <table:table-cell office:value-type="float" office:value="19.7109931218" calcext:value-type="float">
            <text:p>19.7109931218</text:p>
          </table:table-cell>
          <table:table-cell office:value-type="float" office:value="0.121245374248" calcext:value-type="float">
            <text:p>0.121245374248</text:p>
          </table:table-cell>
          <table:table-cell/>
          <table:table-cell office:value-type="float" office:value="19.1176470588" calcext:value-type="float">
            <text:p>19.1176470588</text:p>
          </table:table-cell>
          <table:table-cell office:value-type="float" office:value="0.0782917843024" calcext:value-type="float">
            <text:p>0.0782917843024</text:p>
          </table:table-cell>
          <table:table-cell/>
          <table:table-cell office:value-type="float" office:value="20.2870405014" calcext:value-type="float">
            <text:p>20.2870405014</text:p>
          </table:table-cell>
          <table:table-cell office:value-type="float" office:value="1.17706312735" calcext:value-type="float">
            <text:p>1.17706312735</text:p>
          </table:table-cell>
          <table:table-cell table:number-columns-repeated="5"/>
          <table:table-cell office:value-type="float" office:value="15.5214991579" calcext:value-type="float">
            <text:p>15.5214991579</text:p>
          </table:table-cell>
          <table:table-cell office:value-type="float" office:value="2.63789609832" calcext:value-type="float">
            <text:p>2.63789609832</text:p>
          </table:table-cell>
          <table:table-cell/>
          <table:table-cell office:value-type="float" office:value="17.2912205567" calcext:value-type="float">
            <text:p>17.2912205567</text:p>
          </table:table-cell>
          <table:table-cell office:value-type="float" office:value="30.253054571" calcext:value-type="float">
            <text:p>30.253054571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4.0335025233809" calcext:value-type="float">
            <text:p>24.0335025233809</text:p>
          </table:table-cell>
          <table:table-cell office:value-type="float" office:value="0.0634183373014948" calcext:value-type="float">
            <text:p>0.0634183373014948</text:p>
          </table:table-cell>
          <table:table-cell/>
          <table:table-cell office:value-type="float" office:value="22.71957505" calcext:value-type="float">
            <text:p>22.71957505</text:p>
          </table:table-cell>
          <table:table-cell office:value-type="float" office:value="0.242678935702" calcext:value-type="float">
            <text:p>0.242678935702</text:p>
          </table:table-cell>
          <table:table-cell table:number-columns-repeated="4"/>
          <table:table-cell office:value-type="float" office:value="22.7085595913" calcext:value-type="float">
            <text:p>22.7085595913</text:p>
          </table:table-cell>
          <table:table-cell office:value-type="float" office:value="0.114638336143" calcext:value-type="float">
            <text:p>0.114638336143</text:p>
          </table:table-cell>
          <table:table-cell/>
          <table:table-cell office:value-type="float" office:value="22.1362229102" calcext:value-type="float">
            <text:p>22.1362229102</text:p>
          </table:table-cell>
          <table:table-cell office:value-type="float" office:value="0.0874489983901" calcext:value-type="float">
            <text:p>0.0874489983901</text:p>
          </table:table-cell>
          <table:table-cell/>
          <table:table-cell office:value-type="float" office:value="23.0366663549" calcext:value-type="float">
            <text:p>23.0366663549</text:p>
          </table:table-cell>
          <table:table-cell office:value-type="float" office:value="0.867698187125" calcext:value-type="float">
            <text:p>0.867698187125</text:p>
          </table:table-cell>
          <table:table-cell table:number-columns-repeated="5"/>
          <table:table-cell office:value-type="float" office:value="17.2675743863" calcext:value-type="float">
            <text:p>17.2675743863</text:p>
          </table:table-cell>
          <table:table-cell office:value-type="float" office:value="1.08378334509" calcext:value-type="float">
            <text:p>1.08378334509</text:p>
          </table:table-cell>
          <table:table-cell/>
          <table:table-cell office:value-type="float" office:value="20.5674518201" calcext:value-type="float">
            <text:p>20.5674518201</text:p>
          </table:table-cell>
          <table:table-cell office:value-type="float" office:value="15.8689959956" calcext:value-type="float">
            <text:p>15.8689959956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8.4664693408019" calcext:value-type="float">
            <text:p>28.4664693408019</text:p>
          </table:table-cell>
          <table:table-cell office:value-type="float" office:value="0.0672165150652702" calcext:value-type="float">
            <text:p>0.0672165150652702</text:p>
          </table:table-cell>
          <table:table-cell/>
          <table:table-cell office:value-type="float" office:value="26.327837383" calcext:value-type="float">
            <text:p>26.327837383</text:p>
          </table:table-cell>
          <table:table-cell office:value-type="float" office:value="0.220658375491" calcext:value-type="float">
            <text:p>0.220658375491</text:p>
          </table:table-cell>
          <table:table-cell table:number-columns-repeated="4"/>
          <table:table-cell office:value-type="float" office:value="26.3074695306" calcext:value-type="float">
            <text:p>26.3074695306</text:p>
          </table:table-cell>
          <table:table-cell office:value-type="float" office:value="0.111796772703" calcext:value-type="float">
            <text:p>0.111796772703</text:p>
          </table:table-cell>
          <table:table-cell/>
          <table:table-cell office:value-type="float" office:value="26.3622291022" calcext:value-type="float">
            <text:p>26.3622291022</text:p>
          </table:table-cell>
          <table:table-cell office:value-type="float" office:value="0.0955955154245" calcext:value-type="float">
            <text:p>0.0955955154245</text:p>
          </table:table-cell>
          <table:table-cell/>
          <table:table-cell office:value-type="float" office:value="27.3609811991" calcext:value-type="float">
            <text:p>27.3609811991</text:p>
          </table:table-cell>
          <table:table-cell office:value-type="float" office:value="0.573369741927" calcext:value-type="float">
            <text:p>0.573369741927</text:p>
          </table:table-cell>
          <table:table-cell table:number-columns-repeated="5"/>
          <table:table-cell office:value-type="float" office:value="18.6968608592" calcext:value-type="float">
            <text:p>18.6968608592</text:p>
          </table:table-cell>
          <table:table-cell office:value-type="float" office:value="0.802464152333" calcext:value-type="float">
            <text:p>0.802464152333</text:p>
          </table:table-cell>
          <table:table-cell/>
          <table:table-cell office:value-type="float" office:value="22.2055674518" calcext:value-type="float">
            <text:p>22.2055674518</text:p>
          </table:table-cell>
          <table:table-cell office:value-type="float" office:value="9.15247310877" calcext:value-type="float">
            <text:p>9.15247310877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2.401769823291" calcext:value-type="float">
            <text:p>32.401769823291</text:p>
          </table:table-cell>
          <table:table-cell office:value-type="float" office:value="0.054127999266112" calcext:value-type="float">
            <text:p>0.054127999266112</text:p>
          </table:table-cell>
          <table:table-cell/>
          <table:table-cell office:value-type="float" office:value="29.3327285158" calcext:value-type="float">
            <text:p>29.3327285158</text:p>
          </table:table-cell>
          <table:table-cell office:value-type="float" office:value="0.208576200673" calcext:value-type="float">
            <text:p>0.208576200673</text:p>
          </table:table-cell>
          <table:table-cell table:number-columns-repeated="4"/>
          <table:table-cell office:value-type="float" office:value="30.3011745304" calcext:value-type="float">
            <text:p>30.3011745304</text:p>
          </table:table-cell>
          <table:table-cell office:value-type="float" office:value="0.0967117550747" calcext:value-type="float">
            <text:p>0.0967117550747</text:p>
          </table:table-cell>
          <table:table-cell/>
          <table:table-cell office:value-type="float" office:value="29.7832817337" calcext:value-type="float">
            <text:p>29.7832817337</text:p>
          </table:table-cell>
          <table:table-cell office:value-type="float" office:value="0.0942053267263" calcext:value-type="float">
            <text:p>0.0942053267263</text:p>
          </table:table-cell>
          <table:table-cell/>
          <table:table-cell office:value-type="float" office:value="30.7064353194" calcext:value-type="float">
            <text:p>30.7064353194</text:p>
          </table:table-cell>
          <table:table-cell office:value-type="float" office:value="0.448052155497" calcext:value-type="float">
            <text:p>0.448052155497</text:p>
          </table:table-cell>
          <table:table-cell table:number-columns-repeated="5"/>
          <table:table-cell office:value-type="float" office:value="20.3750938496" calcext:value-type="float">
            <text:p>20.3750938496</text:p>
          </table:table-cell>
          <table:table-cell office:value-type="float" office:value="1.39501554373" calcext:value-type="float">
            <text:p>1.39501554373</text:p>
          </table:table-cell>
          <table:table-cell/>
          <table:table-cell office:value-type="float" office:value="23.8436830835" calcext:value-type="float">
            <text:p>23.8436830835</text:p>
          </table:table-cell>
          <table:table-cell office:value-type="float" office:value="4.71060754198" calcext:value-type="float">
            <text:p>4.71060754198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36.2779850896246" calcext:value-type="float">
            <text:p>36.2779850896246</text:p>
          </table:table-cell>
          <table:table-cell office:value-type="float" office:value="0.0523389628720562" calcext:value-type="float">
            <text:p>0.0523389628720562</text:p>
          </table:table-cell>
          <table:table-cell/>
          <table:table-cell office:value-type="float" office:value="33.7357999369" calcext:value-type="float">
            <text:p>33.7357999369</text:p>
          </table:table-cell>
          <table:table-cell office:value-type="float" office:value="0.201329607562" calcext:value-type="float">
            <text:p>0.201329607562</text:p>
          </table:table-cell>
          <table:table-cell table:number-columns-repeated="4"/>
          <table:table-cell office:value-type="float" office:value="33.4909094566" calcext:value-type="float">
            <text:p>33.4909094566</text:p>
          </table:table-cell>
          <table:table-cell office:value-type="float" office:value="0.0763534256239" calcext:value-type="float">
            <text:p>0.0763534256239</text:p>
          </table:table-cell>
          <table:table-cell/>
          <table:table-cell office:value-type="float" office:value="33.4055727554" calcext:value-type="float">
            <text:p>33.4055727554</text:p>
          </table:table-cell>
          <table:table-cell office:value-type="float" office:value="0.0668541593115" calcext:value-type="float">
            <text:p>0.0668541593115</text:p>
          </table:table-cell>
          <table:table-cell/>
          <table:table-cell office:value-type="float" office:value="33.6597371621" calcext:value-type="float">
            <text:p>33.6597371621</text:p>
          </table:table-cell>
          <table:table-cell office:value-type="float" office:value="0.370188866009" calcext:value-type="float">
            <text:p>0.370188866009</text:p>
          </table:table-cell>
          <table:table-cell table:number-columns-repeated="5"/>
          <table:table-cell office:value-type="float" office:value="21.8802716395" calcext:value-type="float">
            <text:p>21.8802716395</text:p>
          </table:table-cell>
          <table:table-cell office:value-type="float" office:value="2.70340354176" calcext:value-type="float">
            <text:p>2.70340354176</text:p>
          </table:table-cell>
          <table:table-cell/>
          <table:table-cell office:value-type="float" office:value="24.0256959315" calcext:value-type="float">
            <text:p>24.0256959315</text:p>
          </table:table-cell>
          <table:table-cell office:value-type="float" office:value="3.54364778558" calcext:value-type="float">
            <text:p>3.54364778558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40.0055306977843" calcext:value-type="float">
            <text:p>40.0055306977843</text:p>
          </table:table-cell>
          <table:table-cell office:value-type="float" office:value="0.0459465415233105" calcext:value-type="float">
            <text:p>0.0459465415233105</text:p>
          </table:table-cell>
          <table:table-cell/>
          <table:table-cell office:value-type="float" office:value="36.9560586936" calcext:value-type="float">
            <text:p>36.9560586936</text:p>
          </table:table-cell>
          <table:table-cell office:value-type="float" office:value="0.159446086219" calcext:value-type="float">
            <text:p>0.159446086219</text:p>
          </table:table-cell>
          <table:table-cell table:number-columns-repeated="4"/>
          <table:table-cell office:value-type="float" office:value="37.4872289932" calcext:value-type="float">
            <text:p>37.4872289932</text:p>
          </table:table-cell>
          <table:table-cell office:value-type="float" office:value="0.070149389026" calcext:value-type="float">
            <text:p>0.070149389026</text:p>
          </table:table-cell>
          <table:table-cell/>
          <table:table-cell office:value-type="float" office:value="36.6253869969" calcext:value-type="float">
            <text:p>36.6253869969</text:p>
          </table:table-cell>
          <table:table-cell office:value-type="float" office:value="0.0417534149425" calcext:value-type="float">
            <text:p>0.0417534149425</text:p>
          </table:table-cell>
          <table:table-cell/>
          <table:table-cell office:value-type="float" office:value="37.6101393696" calcext:value-type="float">
            <text:p>37.6101393696</text:p>
          </table:table-cell>
          <table:table-cell office:value-type="float" office:value="0.363574674" calcext:value-type="float">
            <text:p>0.363574674</text:p>
          </table:table-cell>
          <table:table-cell table:number-columns-repeated="5"/>
          <table:table-cell office:value-type="float" office:value="23.5498806166" calcext:value-type="float">
            <text:p>23.5498806166</text:p>
          </table:table-cell>
          <table:table-cell office:value-type="float" office:value="4.21290321225" calcext:value-type="float">
            <text:p>4.21290321225</text:p>
          </table:table-cell>
          <table:table-cell/>
          <table:table-cell office:value-type="float" office:value="25.2997858672" calcext:value-type="float">
            <text:p>25.2997858672</text:p>
          </table:table-cell>
          <table:table-cell office:value-type="float" office:value="2.37888597765" calcext:value-type="float">
            <text:p>2.37888597765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43.0689584763571" calcext:value-type="float">
            <text:p>43.0689584763571</text:p>
          </table:table-cell>
          <table:table-cell office:value-type="float" office:value="0.0415698990494033" calcext:value-type="float">
            <text:p>0.0415698990494033</text:p>
          </table:table-cell>
          <table:table-cell/>
          <table:table-cell office:value-type="float" office:value="40.3660460713" calcext:value-type="float">
            <text:p>40.3660460713</text:p>
          </table:table-cell>
          <table:table-cell office:value-type="float" office:value="0.142127126245" calcext:value-type="float">
            <text:p>0.142127126245</text:p>
          </table:table-cell>
          <table:table-cell table:number-columns-repeated="4"/>
          <table:table-cell office:value-type="float" office:value="40.4834881944" calcext:value-type="float">
            <text:p>40.4834881944</text:p>
          </table:table-cell>
          <table:table-cell office:value-type="float" office:value="0.0643599805868" calcext:value-type="float">
            <text:p>0.0643599805868</text:p>
          </table:table-cell>
          <table:table-cell/>
          <table:table-cell office:value-type="float" office:value="40.2476780186" calcext:value-type="float">
            <text:p>40.2476780186</text:p>
          </table:table-cell>
          <table:table-cell office:value-type="float" office:value="0.0149637924758" calcext:value-type="float">
            <text:p>0.0149637924758</text:p>
          </table:table-cell>
          <table:table-cell/>
          <table:table-cell office:value-type="float" office:value="41.1607894491" calcext:value-type="float">
            <text:p>41.1607894491</text:p>
          </table:table-cell>
          <table:table-cell office:value-type="float" office:value="0.327595960567" calcext:value-type="float">
            <text:p>0.327595960567</text:p>
          </table:table-cell>
          <table:table-cell table:number-columns-repeated="5"/>
          <table:table-cell office:value-type="float" office:value="25.2022415671" calcext:value-type="float">
            <text:p>25.2022415671</text:p>
          </table:table-cell>
          <table:table-cell office:value-type="float" office:value="5.2757775996" calcext:value-type="float">
            <text:p>5.2757775996</text:p>
          </table:table-cell>
          <table:table-cell/>
          <table:table-cell office:value-type="float" office:value="26.9379014989" calcext:value-type="float">
            <text:p>26.9379014989</text:p>
          </table:table-cell>
          <table:table-cell office:value-type="float" office:value="2.47091122799" calcext:value-type="float">
            <text:p>2.47091122799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6.8468109257005" calcext:value-type="float">
            <text:p>46.8468109257005</text:p>
          </table:table-cell>
          <table:table-cell office:value-type="float" office:value="0.0370544444128803" calcext:value-type="float">
            <text:p>0.0370544444128803</text:p>
          </table:table-cell>
          <table:table-cell/>
          <table:table-cell office:value-type="float" office:value="44.1691648259" calcext:value-type="float">
            <text:p>44.1691648259</text:p>
          </table:table-cell>
          <table:table-cell office:value-type="float" office:value="0.137114442395" calcext:value-type="float">
            <text:p>0.137114442395</text:p>
          </table:table-cell>
          <table:table-cell table:number-columns-repeated="4"/>
          <table:table-cell office:value-type="float" office:value="43.890229677" calcext:value-type="float">
            <text:p>43.890229677</text:p>
          </table:table-cell>
          <table:table-cell office:value-type="float" office:value="0.0751676081058" calcext:value-type="float">
            <text:p>0.0751676081058</text:p>
          </table:table-cell>
          <table:table-cell/>
          <table:table-cell office:value-type="float" office:value="43.8699690402" calcext:value-type="float">
            <text:p>43.8699690402</text:p>
          </table:table-cell>
          <table:table-cell office:value-type="float" office:value="0.0117503470102" calcext:value-type="float">
            <text:p>0.0117503470102</text:p>
          </table:table-cell>
          <table:table-cell/>
          <table:table-cell office:value-type="float" office:value="44.3132073707" calcext:value-type="float">
            <text:p>44.3132073707</text:p>
          </table:table-cell>
          <table:table-cell office:value-type="float" office:value="0.278601444589" calcext:value-type="float">
            <text:p>0.278601444589</text:p>
          </table:table-cell>
          <table:table-cell table:number-columns-repeated="5"/>
          <table:table-cell office:value-type="float" office:value="26.8425288989" calcext:value-type="float">
            <text:p>26.8425288989</text:p>
          </table:table-cell>
          <table:table-cell office:value-type="float" office:value="5.66911874331" calcext:value-type="float">
            <text:p>5.66911874331</text:p>
          </table:table-cell>
          <table:table-cell/>
          <table:table-cell office:value-type="float" office:value="28.7580299786" calcext:value-type="float">
            <text:p>28.7580299786</text:p>
          </table:table-cell>
          <table:table-cell office:value-type="float" office:value="3.28460777436" calcext:value-type="float">
            <text:p>3.28460777436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50.9256040759956" calcext:value-type="float">
            <text:p>50.9256040759956</text:p>
          </table:table-cell>
          <table:table-cell office:value-type="float" office:value="0.0369430881533388" calcext:value-type="float">
            <text:p>0.0369430881533388</text:p>
          </table:table-cell>
          <table:table-cell/>
          <table:table-cell office:value-type="float" office:value="47.9637372462" calcext:value-type="float">
            <text:p>47.9637372462</text:p>
          </table:table-cell>
          <table:table-cell office:value-type="float" office:value="0.145955713479" calcext:value-type="float">
            <text:p>0.145955713479</text:p>
          </table:table-cell>
          <table:table-cell table:number-columns-repeated="4"/>
          <table:table-cell office:value-type="float" office:value="47.8917782873" calcext:value-type="float">
            <text:p>47.8917782873</text:p>
          </table:table-cell>
          <table:table-cell office:value-type="float" office:value="0.0778963007186" calcext:value-type="float">
            <text:p>0.0778963007186</text:p>
          </table:table-cell>
          <table:table-cell/>
          <table:table-cell office:value-type="float" office:value="46.8885448916" calcext:value-type="float">
            <text:p>46.8885448916</text:p>
          </table:table-cell>
          <table:table-cell office:value-type="float" office:value="0.012796768989" calcext:value-type="float">
            <text:p>0.012796768989</text:p>
          </table:table-cell>
          <table:table-cell/>
          <table:table-cell office:value-type="float" office:value="47.8532176597" calcext:value-type="float">
            <text:p>47.8532176597</text:p>
          </table:table-cell>
          <table:table-cell office:value-type="float" office:value="0.205802860345" calcext:value-type="float">
            <text:p>0.205802860345</text:p>
          </table:table-cell>
          <table:table-cell table:number-columns-repeated="5"/>
          <table:table-cell office:value-type="float" office:value="28.2821641877" calcext:value-type="float">
            <text:p>28.2821641877</text:p>
          </table:table-cell>
          <table:table-cell office:value-type="float" office:value="4.78605940552" calcext:value-type="float">
            <text:p>4.78605940552</text:p>
          </table:table-cell>
          <table:table-cell/>
          <table:table-cell office:value-type="float" office:value="30.3961456103" calcext:value-type="float">
            <text:p>30.3961456103</text:p>
          </table:table-cell>
          <table:table-cell office:value-type="float" office:value="5.37983840344" calcext:value-type="float">
            <text:p>5.37983840344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54.8085719384614" calcext:value-type="float">
            <text:p>54.8085719384614</text:p>
          </table:table-cell>
          <table:table-cell office:value-type="float" office:value="0.0306699211431416" calcext:value-type="float">
            <text:p>0.0306699211431416</text:p>
          </table:table-cell>
          <table:table-cell/>
          <table:table-cell office:value-type="float" office:value="51.5583254444" calcext:value-type="float">
            <text:p>51.5583254444</text:p>
          </table:table-cell>
          <table:table-cell office:value-type="float" office:value="0.155338858484" calcext:value-type="float">
            <text:p>0.155338858484</text:p>
          </table:table-cell>
          <table:table-cell table:number-columns-repeated="4"/>
          <table:table-cell office:value-type="float" office:value="51.4906882265" calcext:value-type="float">
            <text:p>51.4906882265</text:p>
          </table:table-cell>
          <table:table-cell office:value-type="float" office:value="0.0759654694831" calcext:value-type="float">
            <text:p>0.0759654694831</text:p>
          </table:table-cell>
          <table:table-cell/>
          <table:table-cell office:value-type="float" office:value="50.9133126935" calcext:value-type="float">
            <text:p>50.9133126935</text:p>
          </table:table-cell>
          <table:table-cell office:value-type="float" office:value="0.0108547725077" calcext:value-type="float">
            <text:p>0.0108547725077</text:p>
          </table:table-cell>
          <table:table-cell/>
          <table:table-cell office:value-type="float" office:value="51.1910719297" calcext:value-type="float">
            <text:p>51.1910719297</text:p>
          </table:table-cell>
          <table:table-cell office:value-type="float" office:value="0.13954647476" calcext:value-type="float">
            <text:p>0.13954647476</text:p>
          </table:table-cell>
          <table:table-cell table:number-columns-repeated="5"/>
          <table:table-cell office:value-type="float" office:value="29.8948546769" calcext:value-type="float">
            <text:p>29.8948546769</text:p>
          </table:table-cell>
          <table:table-cell office:value-type="float" office:value="3.62461756145" calcext:value-type="float">
            <text:p>3.62461756145</text:p>
          </table:table-cell>
          <table:table-cell/>
          <table:table-cell office:value-type="float" office:value="31.852248394" calcext:value-type="float">
            <text:p>31.852248394</text:p>
          </table:table-cell>
          <table:table-cell office:value-type="float" office:value="6.50409405904" calcext:value-type="float">
            <text:p>6.50409405904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58.5825979166633" calcext:value-type="float">
            <text:p>58.5825979166633</text:p>
          </table:table-cell>
          <table:table-cell office:value-type="float" office:value="0.0298057973638146" calcext:value-type="float">
            <text:p>0.0298057973638146</text:p>
          </table:table-cell>
          <table:table-cell/>
          <table:table-cell office:value-type="float" office:value="54.9563479541" calcext:value-type="float">
            <text:p>54.9563479541</text:p>
          </table:table-cell>
          <table:table-cell office:value-type="float" office:value="0.158915976452" calcext:value-type="float">
            <text:p>0.158915976452</text:p>
          </table:table-cell>
          <table:table-cell table:number-columns-repeated="4"/>
          <table:table-cell office:value-type="float" office:value="54.6974176421" calcext:value-type="float">
            <text:p>54.6974176421</text:p>
          </table:table-cell>
          <table:table-cell office:value-type="float" office:value="0.0886972962991" calcext:value-type="float">
            <text:p>0.0886972962991</text:p>
          </table:table-cell>
          <table:table-cell/>
          <table:table-cell office:value-type="float" office:value="53.5294117647" calcext:value-type="float">
            <text:p>53.5294117647</text:p>
          </table:table-cell>
          <table:table-cell office:value-type="float" office:value="0.0206008081735" calcext:value-type="float">
            <text:p>0.0206008081735</text:p>
          </table:table-cell>
          <table:table-cell/>
          <table:table-cell office:value-type="float" office:value="54.7417220092" calcext:value-type="float">
            <text:p>54.7417220092</text:p>
          </table:table-cell>
          <table:table-cell office:value-type="float" office:value="0.125737199843" calcext:value-type="float">
            <text:p>0.125737199843</text:p>
          </table:table-cell>
          <table:table-cell table:number-columns-repeated="5"/>
          <table:table-cell office:value-type="float" office:value="31.2913698991" calcext:value-type="float">
            <text:p>31.2913698991</text:p>
          </table:table-cell>
          <table:table-cell office:value-type="float" office:value="1.77137580326" calcext:value-type="float">
            <text:p>1.77137580326</text:p>
          </table:table-cell>
          <table:table-cell/>
          <table:table-cell office:value-type="float" office:value="33.3083511777" calcext:value-type="float">
            <text:p>33.3083511777</text:p>
          </table:table-cell>
          <table:table-cell office:value-type="float" office:value="6.02864596151" calcext:value-type="float">
            <text:p>6.02864596151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62.1580975685831" calcext:value-type="float">
            <text:p>62.1580975685831</text:p>
          </table:table-cell>
          <table:table-cell office:value-type="float" office:value="0.025636862405661" calcext:value-type="float">
            <text:p>0.025636862405661</text:p>
          </table:table-cell>
          <table:table-cell/>
          <table:table-cell office:value-type="float" office:value="57.7680919323" calcext:value-type="float">
            <text:p>57.7680919323</text:p>
          </table:table-cell>
          <table:table-cell office:value-type="float" office:value="0.138818603182" calcext:value-type="float">
            <text:p>0.138818603182</text:p>
          </table:table-cell>
          <table:table-cell table:number-columns-repeated="4"/>
          <table:table-cell office:value-type="float" office:value="57.4949720446" calcext:value-type="float">
            <text:p>57.4949720446</text:p>
          </table:table-cell>
          <table:table-cell office:value-type="float" office:value="0.0838406055691" calcext:value-type="float">
            <text:p>0.0838406055691</text:p>
          </table:table-cell>
          <table:table-cell/>
          <table:table-cell office:value-type="float" office:value="57.5541795666" calcext:value-type="float">
            <text:p>57.5541795666</text:p>
          </table:table-cell>
          <table:table-cell office:value-type="float" office:value="0.0219434926284" calcext:value-type="float">
            <text:p>0.0219434926284</text:p>
          </table:table-cell>
          <table:table-cell/>
          <table:table-cell office:value-type="float" office:value="58.2954120288" calcext:value-type="float">
            <text:p>58.2954120288</text:p>
          </table:table-cell>
          <table:table-cell office:value-type="float" office:value="0.119911057754" calcext:value-type="float">
            <text:p>0.119911057754</text:p>
          </table:table-cell>
          <table:table-cell table:number-columns-repeated="5"/>
          <table:table-cell office:value-type="float" office:value="32.6758115027" calcext:value-type="float">
            <text:p>32.6758115027</text:p>
          </table:table-cell>
          <table:table-cell office:value-type="float" office:value="0.742819510016" calcext:value-type="float">
            <text:p>0.742819510016</text:p>
          </table:table-cell>
          <table:table-cell/>
          <table:table-cell office:value-type="float" office:value="35.1284796574" calcext:value-type="float">
            <text:p>35.1284796574</text:p>
          </table:table-cell>
          <table:table-cell office:value-type="float" office:value="5.48290838221" calcext:value-type="float">
            <text:p>5.48290838221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22"/>
          <table:table-cell office:value-type="float" office:value="34.6121899583" calcext:value-type="float">
            <text:p>34.6121899583</text:p>
          </table:table-cell>
          <table:table-cell office:value-type="float" office:value="0.340686769975" calcext:value-type="float">
            <text:p>0.340686769975</text:p>
          </table:table-cell>
          <table:table-cell/>
          <table:table-cell office:value-type="float" office:value="36.7665952891" calcext:value-type="float">
            <text:p>36.7665952891</text:p>
          </table:table-cell>
          <table:table-cell office:value-type="float" office:value="4.36626298396" calcext:value-type="float">
            <text:p>4.3662629839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0" office:value-type="string" calcext:value-type="string">
            <text:p>theta</text:p>
          </table:table-cell>
          <table:table-cell table:style-name="ce10" office:value-type="string" calcext:value-type="string">
            <text:p>xsec</text:p>
          </table:table-cell>
          <table:table-cell/>
          <table:table-cell table:style-name="ce10" office:value-type="string" calcext:value-type="string">
            <text:p>theta</text:p>
          </table:table-cell>
          <table:table-cell table:style-name="ce10" office:value-type="string" calcext:value-type="string">
            <text:p>xsec</text:p>
          </table:table-cell>
          <table:table-cell/>
          <table:table-cell table:style-name="ce10" office:value-type="string" calcext:value-type="string">
            <text:p>theta</text:p>
          </table:table-cell>
          <table:table-cell table:style-name="ce10" office:value-type="string" calcext:value-type="string">
            <text:p>xsec</text:p>
          </table:table-cell>
          <table:table-cell/>
          <table:table-cell table:style-name="ce10" office:value-type="string" calcext:value-type="string">
            <text:p>theta</text:p>
          </table:table-cell>
          <table:table-cell table:style-name="ce10" office:value-type="string" calcext:value-type="string">
            <text:p>xsec</text:p>
          </table:table-cell>
          <table:table-cell/>
          <table:table-cell table:style-name="ce10" office:value-type="string" calcext:value-type="string">
            <text:p>theta</text:p>
          </table:table-cell>
          <table:table-cell table:style-name="ce10" office:value-type="string" calcext:value-type="string">
            <text:p>xsec</text:p>
          </table:table-cell>
          <table:table-cell/>
          <table:table-cell table:style-name="ce10" office:value-type="string" calcext:value-type="string">
            <text:p>theta</text:p>
          </table:table-cell>
          <table:table-cell table:style-name="ce10" office:value-type="string" calcext:value-type="string">
            <text:p>xsec</text:p>
          </table:table-cell>
          <table:table-cell table:number-columns-repeated="5"/>
          <table:table-cell office:value-type="float" office:value="35.9218901132" calcext:value-type="float">
            <text:p>35.9218901132</text:p>
          </table:table-cell>
          <table:table-cell office:value-type="float" office:value="0.553873056635" calcext:value-type="float">
            <text:p>0.553873056635</text:p>
          </table:table-cell>
          <table:table-cell/>
          <table:table-cell office:value-type="float" office:value="38.0406852248" calcext:value-type="float">
            <text:p>38.0406852248</text:p>
          </table:table-cell>
          <table:table-cell office:value-type="float" office:value="3.16227766017" calcext:value-type="float">
            <text:p>3.16227766017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12" office:value-type="float" office:value="8.65273682914323" calcext:value-type="float">
            <text:p>8.7</text:p>
          </table:table-cell>
          <table:table-cell office:value-type="float" office:value="0.114566989631321" calcext:value-type="float">
            <text:p>0.114566989631321</text:p>
          </table:table-cell>
          <table:table-cell/>
          <table:table-cell table:style-name="ce12" office:value-type="float" office:value="8.65273682914323" calcext:value-type="float">
            <text:p>8.7</text:p>
          </table:table-cell>
          <table:table-cell office:value-type="float" office:value="0.100772970812834" calcext:value-type="float">
            <text:p>0.100772970812834</text:p>
          </table:table-cell>
          <table:table-cell/>
          <table:table-cell table:style-name="ce12" office:value-type="float" office:value="8.65273682914323" calcext:value-type="float">
            <text:p>8.7</text:p>
          </table:table-cell>
          <table:table-cell office:value-type="float" office:value="0.075637203188036" calcext:value-type="float">
            <text:p>0.075637203188036</text:p>
          </table:table-cell>
          <table:table-cell/>
          <table:table-cell table:style-name="ce12" office:value-type="float" office:value="8.65273682914323" calcext:value-type="float">
            <text:p>8.7</text:p>
          </table:table-cell>
          <table:table-cell office:value-type="float" office:value="0.0655215893878124" calcext:value-type="float">
            <text:p>0.0655215893878124</text:p>
          </table:table-cell>
          <table:table-cell/>
          <table:table-cell table:style-name="ce12" office:value-type="float" office:value="8.65273682914323" calcext:value-type="float">
            <text:p>8.7</text:p>
          </table:table-cell>
          <table:table-cell office:value-type="float" office:value="0.608814347241492" calcext:value-type="float">
            <text:p>0.608814347241492</text:p>
          </table:table-cell>
          <table:table-cell/>
          <table:table-cell table:style-name="ce12" office:value-type="float" office:value="8.65273682914323" calcext:value-type="float">
            <text:p>8.7</text:p>
          </table:table-cell>
          <table:table-cell office:value-type="float" office:value="1.43519102462567" calcext:value-type="float">
            <text:p>1.43519102462567</text:p>
          </table:table-cell>
          <table:table-cell table:number-columns-repeated="5"/>
          <table:table-cell office:value-type="float" office:value="37.4425911271" calcext:value-type="float">
            <text:p>37.4425911271</text:p>
          </table:table-cell>
          <table:table-cell office:value-type="float" office:value="1.30680598809" calcext:value-type="float">
            <text:p>1.30680598809</text:p>
          </table:table-cell>
          <table:table-cell/>
          <table:table-cell office:value-type="float" office:value="40.0428265525" calcext:value-type="float">
            <text:p>40.0428265525</text:p>
          </table:table-cell>
          <table:table-cell office:value-type="float" office:value="2.04380548546" calcext:value-type="float">
            <text:p>2.04380548546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12" office:value-type="float" office:value="14.8241510543397" calcext:value-type="float">
            <text:p>14.8</text:p>
          </table:table-cell>
          <table:table-cell office:value-type="float" office:value="0.0606665520357442" calcext:value-type="float">
            <text:p>0.0606665520357442</text:p>
          </table:table-cell>
          <table:table-cell/>
          <table:table-cell table:style-name="ce12" office:value-type="float" office:value="14.8241510543397" calcext:value-type="float">
            <text:p>14.8</text:p>
          </table:table-cell>
          <table:table-cell office:value-type="float" office:value="0.0738991892247488" calcext:value-type="float">
            <text:p>0.0738991892247488</text:p>
          </table:table-cell>
          <table:table-cell/>
          <table:table-cell table:style-name="ce12" office:value-type="float" office:value="14.8241510543397" calcext:value-type="float">
            <text:p>14.8</text:p>
          </table:table-cell>
          <table:table-cell office:value-type="float" office:value="0.0383931550329931" calcext:value-type="float">
            <text:p>0.0383931550329931</text:p>
          </table:table-cell>
          <table:table-cell/>
          <table:table-cell table:style-name="ce12" office:value-type="float" office:value="14.8241510543397" calcext:value-type="float">
            <text:p>14.8</text:p>
          </table:table-cell>
          <table:table-cell office:value-type="float" office:value="0.0835969541017256" calcext:value-type="float">
            <text:p>0.0835969541017256</text:p>
          </table:table-cell>
          <table:table-cell/>
          <table:table-cell table:style-name="ce12" office:value-type="float" office:value="14.8241510543397" calcext:value-type="float">
            <text:p>14.8</text:p>
          </table:table-cell>
          <table:table-cell office:value-type="float" office:value="0.104593355347776" calcext:value-type="float">
            <text:p>0.104593355347776</text:p>
          </table:table-cell>
          <table:table-cell/>
          <table:table-cell table:style-name="ce12" office:value-type="float" office:value="14.8241510543397" calcext:value-type="float">
            <text:p>14.8</text:p>
          </table:table-cell>
          <table:table-cell office:value-type="float" office:value="0.930078576130666" calcext:value-type="float">
            <text:p>0.930078576130666</text:p>
          </table:table-cell>
          <table:table-cell table:number-columns-repeated="5"/>
          <table:table-cell office:value-type="float" office:value="39.3059529366" calcext:value-type="float">
            <text:p>39.3059529366</text:p>
          </table:table-cell>
          <table:table-cell office:value-type="float" office:value="2.37499128237" calcext:value-type="float">
            <text:p>2.37499128237</text:p>
          </table:table-cell>
          <table:table-cell/>
          <table:table-cell office:value-type="float" office:value="41.1349036403" calcext:value-type="float">
            <text:p>41.1349036403</text:p>
          </table:table-cell>
          <table:table-cell office:value-type="float" office:value="1.22436833134" calcext:value-type="float">
            <text:p>1.22436833134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12" office:value-type="float" office:value="20.9811591723397" calcext:value-type="float">
            <text:p>21.0</text:p>
          </table:table-cell>
          <table:table-cell office:value-type="float" office:value="0.0264682631445452" calcext:value-type="float">
            <text:p>0.0264682631445452</text:p>
          </table:table-cell>
          <table:table-cell/>
          <table:table-cell table:style-name="ce12" office:value-type="float" office:value="20.9811591723397" calcext:value-type="float">
            <text:p>21.0</text:p>
          </table:table-cell>
          <table:table-cell office:value-type="float" office:value="0.0689165040133261" calcext:value-type="float">
            <text:p>0.0689165040133261</text:p>
          </table:table-cell>
          <table:table-cell/>
          <table:table-cell table:style-name="ce12" office:value-type="float" office:value="20.9811591723397" calcext:value-type="float">
            <text:p>21.0</text:p>
          </table:table-cell>
          <table:table-cell office:value-type="float" office:value="0.0265073499225091" calcext:value-type="float">
            <text:p>0.0265073499225091</text:p>
          </table:table-cell>
          <table:table-cell/>
          <table:table-cell table:style-name="ce12" office:value-type="float" office:value="20.9811591723397" calcext:value-type="float">
            <text:p>21.0</text:p>
          </table:table-cell>
          <table:table-cell office:value-type="float" office:value="0.148112830631154" calcext:value-type="float">
            <text:p>0.148112830631154</text:p>
          </table:table-cell>
          <table:table-cell/>
          <table:table-cell table:style-name="ce12" office:value-type="float" office:value="20.9811591723397" calcext:value-type="float">
            <text:p>21.0</text:p>
          </table:table-cell>
          <table:table-cell office:value-type="float" office:value="0.0872612318043769" calcext:value-type="float">
            <text:p>0.0872612318043769</text:p>
          </table:table-cell>
          <table:table-cell/>
          <table:table-cell table:style-name="ce12" office:value-type="float" office:value="20.9811591723397" calcext:value-type="float">
            <text:p>21.0</text:p>
          </table:table-cell>
          <table:table-cell office:value-type="float" office:value="0.606398787794731" calcext:value-type="float">
            <text:p>0.606398787794731</text:p>
          </table:table-cell>
          <table:table-cell table:number-columns-repeated="5"/>
          <table:table-cell office:value-type="float" office:value="40.6070290781" calcext:value-type="float">
            <text:p>40.6070290781</text:p>
          </table:table-cell>
          <table:table-cell office:value-type="float" office:value="3.46125971415" calcext:value-type="float">
            <text:p>3.46125971415</text:p>
          </table:table-cell>
          <table:table-cell/>
          <table:table-cell office:value-type="float" office:value="42.7730192719" calcext:value-type="float">
            <text:p>42.7730192719</text:p>
          </table:table-cell>
          <table:table-cell office:value-type="float" office:value="0.921055317689" calcext:value-type="float">
            <text:p>0.921055317689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12" office:value-type="float" office:value="27.1177205753109" calcext:value-type="float">
            <text:p>27.1</text:p>
          </table:table-cell>
          <table:table-cell office:value-type="float" office:value="0.0207016569367181" calcext:value-type="float">
            <text:p>0.0207016569367181</text:p>
          </table:table-cell>
          <table:table-cell/>
          <table:table-cell table:style-name="ce12" office:value-type="float" office:value="27.1177205753109" calcext:value-type="float">
            <text:p>27.1</text:p>
          </table:table-cell>
          <table:table-cell office:value-type="float" office:value="0.0597625130522699" calcext:value-type="float">
            <text:p>0.0597625130522699</text:p>
          </table:table-cell>
          <table:table-cell/>
          <table:table-cell table:style-name="ce12" office:value-type="float" office:value="27.1177205753109" calcext:value-type="float">
            <text:p>27.1</text:p>
          </table:table-cell>
          <table:table-cell office:value-type="float" office:value="0.0182696785001884" calcext:value-type="float">
            <text:p>0.0182696785001884</text:p>
          </table:table-cell>
          <table:table-cell/>
          <table:table-cell table:style-name="ce12" office:value-type="float" office:value="27.1177205753109" calcext:value-type="float">
            <text:p>27.1</text:p>
          </table:table-cell>
          <table:table-cell office:value-type="float" office:value="0.087573603884733" calcext:value-type="float">
            <text:p>0.087573603884733</text:p>
          </table:table-cell>
          <table:table-cell/>
          <table:table-cell table:style-name="ce12" office:value-type="float" office:value="27.1177205753109" calcext:value-type="float">
            <text:p>27.1</text:p>
          </table:table-cell>
          <table:table-cell office:value-type="float" office:value="0.0982116445304123" calcext:value-type="float">
            <text:p>0.0982116445304123</text:p>
          </table:table-cell>
          <table:table-cell/>
          <table:table-cell table:style-name="ce12" office:value-type="float" office:value="27.1177205753109" calcext:value-type="float">
            <text:p>27.1</text:p>
          </table:table-cell>
          <table:table-cell office:value-type="float" office:value="0.33757501911475" calcext:value-type="float">
            <text:p>0.33757501911475</text:p>
          </table:table-cell>
          <table:table-cell table:number-columns-repeated="5"/>
          <table:table-cell office:value-type="float" office:value="42.0742612095" calcext:value-type="float">
            <text:p>42.0742612095</text:p>
          </table:table-cell>
          <table:table-cell office:value-type="float" office:value="4.14611828025" calcext:value-type="float">
            <text:p>4.14611828025</text:p>
          </table:table-cell>
          <table:table-cell/>
          <table:table-cell office:value-type="float" office:value="42.7730192719" calcext:value-type="float">
            <text:p>42.7730192719</text:p>
          </table:table-cell>
          <table:table-cell office:value-type="float" office:value="0.903740939002" calcext:value-type="float">
            <text:p>0.903740939002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12" office:value-type="float" office:value="34.4460432606695" calcext:value-type="float">
            <text:p>34.4</text:p>
          </table:table-cell>
          <table:table-cell office:value-type="float" office:value="0.0100430065327397" calcext:value-type="float">
            <text:p>0.0100430065327397</text:p>
          </table:table-cell>
          <table:table-cell/>
          <table:table-cell table:style-name="ce12" office:value-type="float" office:value="34.4460432606695" calcext:value-type="float">
            <text:p>34.4</text:p>
          </table:table-cell>
          <table:table-cell office:value-type="float" office:value="0.0563109734788903" calcext:value-type="float">
            <text:p>0.0563109734788903</text:p>
          </table:table-cell>
          <table:table-cell/>
          <table:table-cell table:style-name="ce12" office:value-type="float" office:value="34.4460432606695" calcext:value-type="float">
            <text:p>34.4</text:p>
          </table:table-cell>
          <table:table-cell office:value-type="float" office:value="0.0118486585245101" calcext:value-type="float">
            <text:p>0.0118486585245101</text:p>
          </table:table-cell>
          <table:table-cell/>
          <table:table-cell table:style-name="ce12" office:value-type="float" office:value="34.4460432606695" calcext:value-type="float">
            <text:p>34.4</text:p>
          </table:table-cell>
          <table:table-cell office:value-type="float" office:value="0.0679880204504635" calcext:value-type="float">
            <text:p>0.0679880204504635</text:p>
          </table:table-cell>
          <table:table-cell/>
          <table:table-cell table:style-name="ce12" office:value-type="float" office:value="34.4460432606695" calcext:value-type="float">
            <text:p>34.4</text:p>
          </table:table-cell>
          <table:table-cell office:value-type="float" office:value="0.0672418832637815" calcext:value-type="float">
            <text:p>0.0672418832637815</text:p>
          </table:table-cell>
          <table:table-cell/>
          <table:table-cell table:style-name="ce12" office:value-type="float" office:value="34.4460432606695" calcext:value-type="float">
            <text:p>34.4</text:p>
          </table:table-cell>
          <table:table-cell office:value-type="float" office:value="0.297362923525738" calcext:value-type="float">
            <text:p>0.297362923525738</text:p>
          </table:table-cell>
          <table:table-cell table:number-columns-repeated="5"/>
          <table:table-cell office:value-type="float" office:value="43.7128237387" calcext:value-type="float">
            <text:p>43.7128237387</text:p>
          </table:table-cell>
          <table:table-cell office:value-type="float" office:value="4.35887285347" calcext:value-type="float">
            <text:p>4.35887285347</text:p>
          </table:table-cell>
          <table:table-cell/>
          <table:table-cell office:value-type="float" office:value="44.7751605996" calcext:value-type="float">
            <text:p>44.7751605996</text:p>
          </table:table-cell>
          <table:table-cell office:value-type="float" office:value="0.938701415011" calcext:value-type="float">
            <text:p>0.938701415011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number-columns-repeated="22"/>
          <table:table-cell office:value-type="float" office:value="45.3306886359" calcext:value-type="float">
            <text:p>45.3306886359</text:p>
          </table:table-cell>
          <table:table-cell office:value-type="float" office:value="3.52490963681" calcext:value-type="float">
            <text:p>3.52490963681</text:p>
          </table:table-cell>
          <table:table-cell/>
          <table:table-cell office:value-type="float" office:value="46.0492505353" calcext:value-type="float">
            <text:p>46.0492505353</text:p>
          </table:table-cell>
          <table:table-cell office:value-type="float" office:value="1.20135214921" calcext:value-type="float">
            <text:p>1.20135214921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number-columns-repeated="22"/>
          <table:table-cell office:value-type="float" office:value="46.5851951056" calcext:value-type="float">
            <text:p>46.5851951056</text:p>
          </table:table-cell>
          <table:table-cell office:value-type="float" office:value="2.84651201471" calcext:value-type="float">
            <text:p>2.84651201471</text:p>
          </table:table-cell>
          <table:table-cell/>
          <table:table-cell office:value-type="float" office:value="47.687366167" calcext:value-type="float">
            <text:p>47.687366167</text:p>
          </table:table-cell>
          <table:table-cell office:value-type="float" office:value="1.5085907086" calcext:value-type="float">
            <text:p>1.5085907086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number-columns-repeated="22"/>
          <table:table-cell office:value-type="float" office:value="48.1789127656" calcext:value-type="float">
            <text:p>48.1789127656</text:p>
          </table:table-cell>
          <table:table-cell office:value-type="float" office:value="1.69486441227" calcext:value-type="float">
            <text:p>1.69486441227</text:p>
          </table:table-cell>
          <table:table-cell/>
          <table:table-cell office:value-type="float" office:value="49.3254817987" calcext:value-type="float">
            <text:p>49.3254817987</text:p>
          </table:table-cell>
          <table:table-cell office:value-type="float" office:value="1.62756544803" calcext:value-type="float">
            <text:p>1.62756544803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number-columns-repeated="22"/>
          <table:table-cell office:value-type="float" office:value="49.5857768038" calcext:value-type="float">
            <text:p>49.5857768038</text:p>
          </table:table-cell>
          <table:table-cell office:value-type="float" office:value="0.94441492469" calcext:value-type="float">
            <text:p>0.94441492469</text:p>
          </table:table-cell>
          <table:table-cell/>
          <table:table-cell office:value-type="float" office:value="50.7815845824" calcext:value-type="float">
            <text:p>50.7815845824</text:p>
          </table:table-cell>
          <table:table-cell office:value-type="float" office:value="1.62756544803" calcext:value-type="float">
            <text:p>1.627565448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" table:number-columns-repeated="2"/>
          <table:table-cell/>
          <table:table-cell table:style-name="ce9" table:number-columns-repeated="2"/>
          <table:table-cell table:number-columns-repeated="17"/>
          <table:table-cell office:value-type="float" office:value="51.1674208451" calcext:value-type="float">
            <text:p>51.1674208451</text:p>
          </table:table-cell>
          <table:table-cell office:value-type="float" office:value="0.482512820734" calcext:value-type="float">
            <text:p>0.482512820734</text:p>
          </table:table-cell>
          <table:table-cell/>
          <table:table-cell office:value-type="float" office:value="52.4197002141" calcext:value-type="float">
            <text:p>52.4197002141</text:p>
          </table:table-cell>
          <table:table-cell office:value-type="float" office:value="1.72291454061" calcext:value-type="float">
            <text:p>1.7229145406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0" table:number-columns-repeated="2"/>
          <table:table-cell/>
          <table:table-cell table:style-name="ce10" table:number-columns-repeated="2"/>
          <table:table-cell table:number-columns-repeated="17"/>
          <table:table-cell office:value-type="float" office:value="52.7421656758" calcext:value-type="float">
            <text:p>52.7421656758</text:p>
          </table:table-cell>
          <table:table-cell office:value-type="float" office:value="0.225875242024" calcext:value-type="float">
            <text:p>0.225875242024</text:p>
          </table:table-cell>
          <table:table-cell/>
          <table:table-cell office:value-type="float" office:value="53.8758029979" calcext:value-type="float">
            <text:p>53.8758029979</text:p>
          </table:table-cell>
          <table:table-cell office:value-type="float" office:value="1.53749314035" calcext:value-type="float">
            <text:p>1.53749314035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11" table:number-columns-repeated="2"/>
          <table:table-cell table:number-columns-repeated="20"/>
          <table:table-cell office:value-type="float" office:value="54.0328930014" calcext:value-type="float">
            <text:p>54.0328930014</text:p>
          </table:table-cell>
          <table:table-cell office:value-type="float" office:value="0.288709739882" calcext:value-type="float">
            <text:p>0.288709739882</text:p>
          </table:table-cell>
          <table:table-cell/>
          <table:table-cell office:value-type="float" office:value="55.5139186296" calcext:value-type="float">
            <text:p>55.5139186296</text:p>
          </table:table-cell>
          <table:table-cell office:value-type="float" office:value="1.2717320147" calcext:value-type="float">
            <text:p>1.2717320147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number-columns-repeated="22"/>
          <table:table-cell office:value-type="float" office:value="55.5277219753" calcext:value-type="float">
            <text:p>55.5277219753</text:p>
          </table:table-cell>
          <table:table-cell office:value-type="float" office:value="0.4906975662" calcext:value-type="float">
            <text:p>0.4906975662</text:p>
          </table:table-cell>
          <table:table-cell/>
          <table:table-cell office:value-type="float" office:value="57.1520342612" calcext:value-type="float">
            <text:p>57.1520342612</text:p>
          </table:table-cell>
          <table:table-cell office:value-type="float" office:value="0.975014308322" calcext:value-type="float">
            <text:p>0.975014308322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number-columns-repeated="22"/>
          <table:table-cell office:value-type="float" office:value="56.8494957489" calcext:value-type="float">
            <text:p>56.8494957489</text:p>
          </table:table-cell>
          <table:table-cell office:value-type="float" office:value="0.929704211305" calcext:value-type="float">
            <text:p>0.929704211305</text:p>
          </table:table-cell>
          <table:table-cell/>
          <table:table-cell office:value-type="float" office:value="58.7901498929" calcext:value-type="float">
            <text:p>58.7901498929</text:p>
          </table:table-cell>
          <table:table-cell office:value-type="float" office:value="0.733473817082" calcext:value-type="float">
            <text:p>0.733473817082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number-columns-repeated="22"/>
          <table:table-cell office:value-type="float" office:value="58.7007839397" calcext:value-type="float">
            <text:p>58.7007839397</text:p>
          </table:table-cell>
          <table:table-cell office:value-type="float" office:value="1.44983900173" calcext:value-type="float">
            <text:p>1.44983900173</text:p>
          </table:table-cell>
          <table:table-cell/>
          <table:table-cell office:value-type="float" office:value="60.2462526767" calcext:value-type="float">
            <text:p>60.2462526767</text:p>
          </table:table-cell>
          <table:table-cell office:value-type="float" office:value="0.642232542223" calcext:value-type="float">
            <text:p>0.642232542223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table:number-columns-repeated="22"/>
          <table:table-cell office:value-type="float" office:value="60.3634937062" calcext:value-type="float">
            <text:p>60.3634937062</text:p>
          </table:table-cell>
          <table:table-cell office:value-type="float" office:value="2.07016108067" calcext:value-type="float">
            <text:p>2.07016108067</text:p>
          </table:table-cell>
          <table:table-cell/>
          <table:table-cell office:value-type="float" office:value="61.7023554604" calcext:value-type="float">
            <text:p>61.7023554604</text:p>
          </table:table-cell>
          <table:table-cell office:value-type="float" office:value="0.606690274347" calcext:value-type="float">
            <text:p>0.606690274347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table:number-columns-repeated="22"/>
          <table:table-cell office:value-type="float" office:value="61.4604681994" calcext:value-type="float">
            <text:p>61.4604681994</text:p>
          </table:table-cell>
          <table:table-cell office:value-type="float" office:value="2.26890673008" calcext:value-type="float">
            <text:p>2.26890673008</text:p>
          </table:table-cell>
          <table:table-cell/>
          <table:table-cell office:value-type="float" office:value="63.3404710921" calcext:value-type="float">
            <text:p>63.3404710921</text:p>
          </table:table-cell>
          <table:table-cell office:value-type="float" office:value="0.324331410645" calcext:value-type="float">
            <text:p>0.324331410645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number-columns-repeated="22"/>
          <table:table-cell office:value-type="float" office:value="62.9070026988" calcext:value-type="float">
            <text:p>62.9070026988</text:p>
          </table:table-cell>
          <table:table-cell office:value-type="float" office:value="2.09057338299" calcext:value-type="float">
            <text:p>2.09057338299</text:p>
          </table:table-cell>
          <table:table-cell/>
          <table:table-cell office:value-type="float" office:value="64.7965738758" calcext:value-type="float">
            <text:p>64.7965738758</text:p>
          </table:table-cell>
          <table:table-cell office:value-type="float" office:value="0.273409239457" calcext:value-type="float">
            <text:p>0.273409239457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table:number-columns-repeated="22"/>
          <table:table-cell office:value-type="float" office:value="64.5490148333" calcext:value-type="float">
            <text:p>64.5490148333</text:p>
          </table:table-cell>
          <table:table-cell office:value-type="float" office:value="2.29610133622" calcext:value-type="float">
            <text:p>2.29610133622</text:p>
          </table:table-cell>
          <table:table-cell/>
          <table:table-cell office:value-type="float" office:value="66.4346895075" calcext:value-type="float">
            <text:p>66.4346895075</text:p>
          </table:table-cell>
          <table:table-cell office:value-type="float" office:value="0.377505320532" calcext:value-type="float">
            <text:p>0.377505320532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number-columns-repeated="22"/>
          <table:table-cell office:value-type="float" office:value="65.9852005168" calcext:value-type="float">
            <text:p>65.9852005168</text:p>
          </table:table-cell>
          <table:table-cell office:value-type="float" office:value="1.85549787553" calcext:value-type="float">
            <text:p>1.85549787553</text:p>
          </table:table-cell>
          <table:table-cell/>
          <table:table-cell office:value-type="float" office:value="67.8907922912" calcext:value-type="float">
            <text:p>67.8907922912</text:p>
          </table:table-cell>
          <table:table-cell office:value-type="float" office:value="0.318234494687" calcext:value-type="float">
            <text:p>0.318234494687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table:number-columns-repeated="22"/>
          <table:table-cell office:value-type="float" office:value="67.6013406113" calcext:value-type="float">
            <text:p>67.6013406113</text:p>
          </table:table-cell>
          <table:table-cell office:value-type="float" office:value="1.46803932021" calcext:value-type="float">
            <text:p>1.46803932021</text:p>
          </table:table-cell>
          <table:table-cell/>
          <table:table-cell office:value-type="float" office:value="69.3468950749" calcext:value-type="float">
            <text:p>69.3468950749</text:p>
          </table:table-cell>
          <table:table-cell office:value-type="float" office:value="0.521234276184" calcext:value-type="float">
            <text:p>0.521234276184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table:number-columns-repeated="22"/>
          <table:table-cell office:value-type="float" office:value="68.850672673" calcext:value-type="float">
            <text:p>68.850672673</text:p>
          </table:table-cell>
          <table:table-cell office:value-type="float" office:value="1.11023020732" calcext:value-type="float">
            <text:p>1.11023020732</text:p>
          </table:table-cell>
          <table:table-cell/>
          <table:table-cell office:value-type="float" office:value="70.8029978587" calcext:value-type="float">
            <text:p>70.8029978587</text:p>
          </table:table-cell>
          <table:table-cell office:value-type="float" office:value="0.501821715261" calcext:value-type="float">
            <text:p>0.501821715261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table:number-columns-repeated="22"/>
          <table:table-cell office:value-type="float" office:value="70.454739149" calcext:value-type="float">
            <text:p>70.454739149</text:p>
          </table:table-cell>
          <table:table-cell office:value-type="float" office:value="0.753727467548" calcext:value-type="float">
            <text:p>0.753727467548</text:p>
          </table:table-cell>
          <table:table-cell/>
          <table:table-cell office:value-type="float" office:value="72.4411134904" calcext:value-type="float">
            <text:p>72.4411134904</text:p>
          </table:table-cell>
          <table:table-cell office:value-type="float" office:value="0.465138638777" calcext:value-type="float">
            <text:p>0.465138638777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table:number-columns-repeated="27"/>
        </table:table-row>
        <table:table-row table:style-name="ro3">
          <table:table-cell office:value-type="float" office:value="45" calcext:value-type="float">
            <text:p>45</text:p>
          </table:table-cell>
          <table:table-cell table:number-columns-repeated="27"/>
        </table:table-row>
        <table:table-row table:style-name="ro3">
          <table:table-cell office:value-type="float" office:value="46" calcext:value-type="float">
            <text:p>46</text:p>
          </table:table-cell>
          <table:table-cell table:number-columns-repeated="27"/>
        </table:table-row>
        <table:table-row table:style-name="ro3">
          <table:table-cell office:value-type="float" office:value="47" calcext:value-type="float">
            <text:p>47</text:p>
          </table:table-cell>
          <table:table-cell table:number-columns-repeated="27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27"/>
        </table:table-row>
        <table:table-row table:style-name="ro3">
          <table:table-cell office:value-type="float" office:value="49" calcext:value-type="float">
            <text:p>49</text:p>
          </table:table-cell>
          <table:table-cell table:number-columns-repeated="27"/>
        </table:table-row>
        <table:table-row table:style-name="ro3">
          <table:table-cell office:value-type="float" office:value="50" calcext:value-type="float">
            <text:p>50</text:p>
          </table:table-cell>
          <table:table-cell table:number-columns-repeated="27"/>
        </table:table-row>
        <table:table-row table:style-name="ro3">
          <table:table-cell office:value-type="float" office:value="51" calcext:value-type="float">
            <text:p>51</text:p>
          </table:table-cell>
          <table:table-cell table:number-columns-repeated="27"/>
        </table:table-row>
        <table:table-row table:style-name="ro3">
          <table:table-cell office:value-type="float" office:value="52" calcext:value-type="float">
            <text:p>52</text:p>
          </table:table-cell>
          <table:table-cell table:number-columns-repeated="27"/>
        </table:table-row>
        <table:table-row table:style-name="ro3">
          <table:table-cell office:value-type="float" office:value="53" calcext:value-type="float">
            <text:p>53</text:p>
          </table:table-cell>
          <table:table-cell table:number-columns-repeated="27"/>
        </table:table-row>
        <table:table-row table:style-name="ro3">
          <table:table-cell office:value-type="float" office:value="54" calcext:value-type="float">
            <text:p>54</text:p>
          </table:table-cell>
          <table:table-cell table:number-columns-repeated="27"/>
        </table:table-row>
        <table:table-row table:style-name="ro3">
          <table:table-cell office:value-type="float" office:value="55" calcext:value-type="float">
            <text:p>55</text:p>
          </table:table-cell>
          <table:table-cell table:number-columns-repeated="27"/>
        </table:table-row>
        <table:table-row table:style-name="ro3">
          <table:table-cell office:value-type="float" office:value="56" calcext:value-type="float">
            <text:p>56</text:p>
          </table:table-cell>
          <table:table-cell table:number-columns-repeated="27"/>
        </table:table-row>
        <table:table-row table:style-name="ro3">
          <table:table-cell office:value-type="float" office:value="57" calcext:value-type="float">
            <text:p>57</text:p>
          </table:table-cell>
          <table:table-cell table:number-columns-repeated="27"/>
        </table:table-row>
        <table:table-row table:style-name="ro3">
          <table:table-cell office:value-type="float" office:value="58" calcext:value-type="float">
            <text:p>58</text:p>
          </table:table-cell>
          <table:table-cell table:number-columns-repeated="27"/>
        </table:table-row>
        <table:table-row table:style-name="ro3">
          <table:table-cell office:value-type="float" office:value="59" calcext:value-type="float">
            <text:p>59</text:p>
          </table:table-cell>
          <table:table-cell table:number-columns-repeated="27"/>
        </table:table-row>
        <table:table-row table:style-name="ro3">
          <table:table-cell office:value-type="float" office:value="60" calcext:value-type="float">
            <text:p>60</text:p>
          </table:table-cell>
          <table:table-cell table:number-columns-repeated="27"/>
        </table:table-row>
        <table:table-row table:style-name="ro3">
          <table:table-cell office:value-type="float" office:value="61" calcext:value-type="float">
            <text:p>61</text:p>
          </table:table-cell>
          <table:table-cell table:number-columns-repeated="27"/>
        </table:table-row>
        <table:table-row table:style-name="ro3">
          <table:table-cell office:value-type="float" office:value="62" calcext:value-type="float">
            <text:p>62</text:p>
          </table:table-cell>
          <table:table-cell table:number-columns-repeated="27"/>
        </table:table-row>
        <table:table-row table:style-name="ro3">
          <table:table-cell office:value-type="float" office:value="63" calcext:value-type="float">
            <text:p>63</text:p>
          </table:table-cell>
          <table:table-cell table:number-columns-repeated="27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27"/>
        </table:table-row>
        <table:table-row table:style-name="ro3">
          <table:table-cell office:value-type="float" office:value="65" calcext:value-type="float">
            <text:p>65</text:p>
          </table:table-cell>
          <table:table-cell table:number-columns-repeated="27"/>
        </table:table-row>
        <table:table-row table:style-name="ro3">
          <table:table-cell office:value-type="float" office:value="66" calcext:value-type="float">
            <text:p>66</text:p>
          </table:table-cell>
          <table:table-cell table:number-columns-repeated="27"/>
        </table:table-row>
        <table:table-row table:style-name="ro3">
          <table:table-cell office:value-type="float" office:value="67" calcext:value-type="float">
            <text:p>67</text:p>
          </table:table-cell>
          <table:table-cell table:number-columns-repeated="27"/>
        </table:table-row>
        <table:table-row table:style-name="ro3">
          <table:table-cell office:value-type="float" office:value="68" calcext:value-type="float">
            <text:p>68</text:p>
          </table:table-cell>
          <table:table-cell table:number-columns-repeated="27"/>
        </table:table-row>
        <table:table-row table:style-name="ro3">
          <table:table-cell office:value-type="float" office:value="69" calcext:value-type="float">
            <text:p>69</text:p>
          </table:table-cell>
          <table:table-cell table:number-columns-repeated="27"/>
        </table:table-row>
        <table:table-row table:style-name="ro3">
          <table:table-cell office:value-type="float" office:value="70" calcext:value-type="float">
            <text:p>70</text:p>
          </table:table-cell>
          <table:table-cell table:number-columns-repeated="27"/>
        </table:table-row>
        <table:table-row table:style-name="ro3">
          <table:table-cell office:value-type="float" office:value="71" calcext:value-type="float">
            <text:p>71</text:p>
          </table:table-cell>
          <table:table-cell table:number-columns-repeated="27"/>
        </table:table-row>
        <table:table-row table:style-name="ro3">
          <table:table-cell office:value-type="float" office:value="72" calcext:value-type="float">
            <text:p>72</text:p>
          </table:table-cell>
          <table:table-cell table:number-columns-repeated="27"/>
        </table:table-row>
        <table:table-row table:style-name="ro3">
          <table:table-cell office:value-type="float" office:value="73" calcext:value-type="float">
            <text:p>73</text:p>
          </table:table-cell>
          <table:table-cell table:number-columns-repeated="27"/>
        </table:table-row>
      </table:table>
      <table:table table:name="angdistdata_short" table:style-name="ta1">
        <table:table-column table:style-name="co1" table:default-cell-style-name="Default"/>
        <table:table-column table:style-name="co1" table:default-cell-style-name="ce8"/>
        <table:table-column table:style-name="co2" table:default-cell-style-name="ce8"/>
        <table:table-column table:style-name="co8" table:default-cell-style-name="ce8"/>
        <table:table-column table:style-name="co4" table:default-cell-style-name="ce8"/>
        <table:table-column table:style-name="co5" table:default-cell-style-name="ce8"/>
        <table:table-column table:style-name="co9" table:default-cell-style-name="ce8"/>
        <table:table-column table:style-name="co6" table:number-columns-repeated="2" table:default-cell-style-name="ce8"/>
        <table:table-column table:style-name="co10" table:default-cell-style-name="ce8"/>
        <table:table-column table:style-name="co6" table:default-cell-style-name="ce8"/>
        <table:table-column table:style-name="co2" table:default-cell-style-name="ce8"/>
        <table:table-column table:style-name="co11" table:default-cell-style-name="ce8"/>
        <table:table-column table:style-name="co6" table:default-cell-style-name="ce8"/>
        <table:table-column table:style-name="co2" table:default-cell-style-name="ce8"/>
        <table:table-column table:style-name="co12" table:default-cell-style-name="ce8"/>
        <table:table-column table:style-name="co7" table:default-cell-style-name="ce8"/>
        <table:table-column table:style-name="co5" table:default-cell-style-name="ce8"/>
        <table:table-column table:style-name="co13" table:default-cell-style-name="Default"/>
        <table:table-column table:style-name="co3" table:number-columns-repeated="4" table:default-cell-style-name="Default"/>
        <table:table-column table:style-name="co1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3" table:default-cell-style-name="ce8"/>
        <table:table-row table:style-name="ro3"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6.86 MeV</text:p>
          </table:table-cell>
          <table:table-cell table:style-name="ce5" office:value-type="string" calcext:value-type="string">
            <text:p>5/2+</text:p>
          </table:table-cell>
          <table:table-cell/>
          <table:table-cell table:style-name="ce5" office:value-type="string" calcext:value-type="string">
            <text:p>7.5 MeV</text:p>
          </table:table-cell>
          <table:table-cell table:style-name="ce5" office:value-type="string" calcext:value-type="string">
            <text:p>5/2-</text:p>
          </table:table-cell>
          <table:table-cell/>
          <table:table-cell table:style-name="ce5" office:value-type="string" calcext:value-type="string">
            <text:p>7.65 MeV</text:p>
          </table:table-cell>
          <table:table-cell table:style-name="ce5" office:value-type="string" calcext:value-type="string">
            <text:p>3/2+</text:p>
          </table:table-cell>
          <table:table-cell/>
          <table:table-cell table:style-name="ce5" office:value-type="string" calcext:value-type="string">
            <text:p>9.5 MeV</text:p>
          </table:table-cell>
          <table:table-cell table:style-name="ce5" office:value-type="string" calcext:value-type="string">
            <text:p>9/2+</text:p>
          </table:table-cell>
          <table:table-cell/>
          <table:table-cell table:style-name="ce5" office:value-type="string" calcext:value-type="string">
            <text:p>9.9 MeV</text:p>
          </table:table-cell>
          <table:table-cell table:style-name="ce5" office:value-type="string" calcext:value-type="string">
            <text:p>3/2-</text:p>
          </table:table-cell>
          <table:table-cell/>
          <table:table-cell table:style-name="ce5" office:value-type="string" calcext:value-type="string">
            <text:p>10.75 MeV</text:p>
          </table:table-cell>
          <table:table-cell table:style-name="ce5" office:value-type="string" calcext:value-type="string">
            <text:p>7/2-</text:p>
          </table:table-cell>
          <table:table-cell table:number-columns-repeated="5"/>
          <table:table-cell table:style-name="ce5" office:value-type="string" calcext:value-type="string">
            <text:p>0.0 MeV ES</text:p>
          </table:table-cell>
          <table:table-cell table:style-name="ce5" office:value-type="string" calcext:value-type="string">
            <text:p>3/2-</text:p>
          </table:table-cell>
          <table:table-cell/>
          <table:table-cell table:style-name="ce5" office:value-type="string" calcext:value-type="string">
            <text:p>2.43 MeV ES</text:p>
          </table:table-cell>
          <table:table-cell table:style-name="ce5" office:value-type="string" calcext:value-type="string">
            <text:p>5/2-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theta</text:p>
          </table:table-cell>
          <table:table-cell table:style-name="ce6" office:value-type="string" calcext:value-type="string">
            <text:p>xsec</text:p>
          </table:table-cell>
          <table:table-cell table:style-name="ce6"/>
          <table:table-cell table:style-name="ce6" office:value-type="string" calcext:value-type="string">
            <text:p>theta</text:p>
          </table:table-cell>
          <table:table-cell table:style-name="ce6" office:value-type="string" calcext:value-type="string">
            <text:p>xsec</text:p>
          </table:table-cell>
          <table:table-cell table:style-name="ce6"/>
          <table:table-cell table:style-name="ce6" office:value-type="string" calcext:value-type="string">
            <text:p>theta</text:p>
          </table:table-cell>
          <table:table-cell table:style-name="ce6" office:value-type="string" calcext:value-type="string">
            <text:p>xsec</text:p>
          </table:table-cell>
          <table:table-cell table:style-name="ce6"/>
          <table:table-cell table:style-name="ce6" office:value-type="string" calcext:value-type="string">
            <text:p>theta</text:p>
          </table:table-cell>
          <table:table-cell table:style-name="ce6" office:value-type="string" calcext:value-type="string">
            <text:p>xsec</text:p>
          </table:table-cell>
          <table:table-cell table:style-name="ce6"/>
          <table:table-cell table:style-name="ce6" office:value-type="string" calcext:value-type="string">
            <text:p>theta</text:p>
          </table:table-cell>
          <table:table-cell table:style-name="ce6" office:value-type="string" calcext:value-type="string">
            <text:p>xsec</text:p>
          </table:table-cell>
          <table:table-cell table:style-name="ce6"/>
          <table:table-cell table:style-name="ce6" office:value-type="string" calcext:value-type="string">
            <text:p>theta</text:p>
          </table:table-cell>
          <table:table-cell table:style-name="ce6" office:value-type="string" calcext:value-type="string">
            <text:p>xsec</text:p>
          </table:table-cell>
          <table:table-cell table:number-columns-repeated="5"/>
          <table:table-cell table:style-name="ce6" office:value-type="string" calcext:value-type="string">
            <text:p>theta</text:p>
          </table:table-cell>
          <table:table-cell table:style-name="ce6" office:value-type="string" calcext:value-type="string">
            <text:p>xsec</text:p>
          </table:table-cell>
          <table:table-cell/>
          <table:table-cell table:style-name="ce6" office:value-type="string" calcext:value-type="string">
            <text:p>theta</text:p>
          </table:table-cell>
          <table:table-cell table:style-name="ce6" office:value-type="string" calcext:value-type="string">
            <text:p>xsec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.000</text:p>
          </table:table-cell>
          <table:table-cell/>
          <table:table-cell office:value-type="float" office:value="7.90877774272" calcext:value-type="float">
            <text:p>7.909</text:p>
          </table:table-cell>
          <table:table-cell office:value-type="float" office:value="0.274801195567" calcext:value-type="float">
            <text:p>0.275</text:p>
          </table:table-cell>
          <table:table-cell table:number-columns-repeated="4"/>
          <table:table-cell table:number-columns-repeated="2" table:style-name="ce7" office:value-type="float" office:value="0" calcext:value-type="float">
            <text:p>0.000</text:p>
          </table:table-cell>
          <table:table-cell/>
          <table:table-cell table:number-columns-repeated="2" table:style-name="ce7" office:value-type="float" office:value="0" calcext:value-type="float">
            <text:p>0.000</text:p>
          </table:table-cell>
          <table:table-cell/>
          <table:table-cell office:value-type="float" office:value="8.46623328033" calcext:value-type="float">
            <text:p>8.466</text:p>
          </table:table-cell>
          <table:table-cell office:value-type="float" office:value="2.19176653534" calcext:value-type="float">
            <text:p>2.192</text:p>
          </table:table-cell>
          <table:table-cell table:number-columns-repeated="5"/>
          <table:table-cell table:number-columns-repeated="2" table:style-name="ce7" office:value-type="float" office:value="0" calcext:value-type="float">
            <text:p>0.000</text:p>
          </table:table-cell>
          <table:table-cell/>
          <table:table-cell office:value-type="float" office:value="9.46466809422" calcext:value-type="float">
            <text:p>9.465</text:p>
          </table:table-cell>
          <table:table-cell office:value-type="float" office:value="15.8689959956" calcext:value-type="float">
            <text:p>15.869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8.09827599789705" calcext:value-type="float">
            <text:p>8.098</text:p>
          </table:table-cell>
          <table:table-cell office:value-type="float" office:value="0.120575160275381" calcext:value-type="float">
            <text:p>0.121</text:p>
          </table:table-cell>
          <table:table-cell/>
          <table:table-cell office:value-type="float" office:value="10.5000262964" calcext:value-type="float">
            <text:p>10.500</text:p>
          </table:table-cell>
          <table:table-cell office:value-type="float" office:value="0.303931595114" calcext:value-type="float">
            <text:p>0.304</text:p>
          </table:table-cell>
          <table:table-cell table:number-columns-repeated="4"/>
          <table:table-cell office:value-type="float" office:value="7.28409959374" calcext:value-type="float">
            <text:p>7.284</text:p>
          </table:table-cell>
          <table:table-cell office:value-type="float" office:value="0.065272447595" calcext:value-type="float">
            <text:p>0.065</text:p>
          </table:table-cell>
          <table:table-cell/>
          <table:table-cell office:value-type="float" office:value="6.84210526316" calcext:value-type="float">
            <text:p>6.842</text:p>
          </table:table-cell>
          <table:table-cell office:value-type="float" office:value="0.431872307094" calcext:value-type="float">
            <text:p>0.432</text:p>
          </table:table-cell>
          <table:table-cell/>
          <table:table-cell office:value-type="float" office:value="11.4347348237" calcext:value-type="float">
            <text:p>11.435</text:p>
          </table:table-cell>
          <table:table-cell office:value-type="float" office:value="2.405147679" calcext:value-type="float">
            <text:p>2.405</text:p>
          </table:table-cell>
          <table:table-cell table:number-columns-repeated="5"/>
          <table:table-cell office:value-type="float" office:value="9.40304918055" calcext:value-type="float">
            <text:p>9.403</text:p>
          </table:table-cell>
          <table:table-cell office:value-type="float" office:value="5.41741277986" calcext:value-type="float">
            <text:p>5.417</text:p>
          </table:table-cell>
          <table:table-cell/>
          <table:table-cell office:value-type="float" office:value="10.9207708779" calcext:value-type="float">
            <text:p>10.921</text:p>
          </table:table-cell>
          <table:table-cell office:value-type="float" office:value="35.2130218908" calcext:value-type="float">
            <text:p>35.213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1.0071818683147" calcext:value-type="float">
            <text:p>11.007</text:p>
          </table:table-cell>
          <table:table-cell office:value-type="float" office:value="0.113032261982528" calcext:value-type="float">
            <text:p>0.113</text:p>
          </table:table-cell>
          <table:table-cell/>
          <table:table-cell office:value-type="float" office:value="13.710029452" calcext:value-type="float">
            <text:p>13.710</text:p>
          </table:table-cell>
          <table:table-cell office:value-type="float" office:value="0.270869478451" calcext:value-type="float">
            <text:p>0.271</text:p>
          </table:table-cell>
          <table:table-cell table:number-columns-repeated="4"/>
          <table:table-cell office:value-type="float" office:value="10.0960339488" calcext:value-type="float">
            <text:p>10.096</text:p>
          </table:table-cell>
          <table:table-cell office:value-type="float" office:value="0.0859158811127" calcext:value-type="float">
            <text:p>0.086</text:p>
          </table:table-cell>
          <table:table-cell/>
          <table:table-cell office:value-type="float" office:value="10.0619195046" calcext:value-type="float">
            <text:p>10.062</text:p>
          </table:table-cell>
          <table:table-cell office:value-type="float" office:value="0.306100459278" calcext:value-type="float">
            <text:p>0.306</text:p>
          </table:table-cell>
          <table:table-cell/>
          <table:table-cell office:value-type="float" office:value="14.1919605275" calcext:value-type="float">
            <text:p>14.192</text:p>
          </table:table-cell>
          <table:table-cell office:value-type="float" office:value="2.04332298269" calcext:value-type="float">
            <text:p>2.043</text:p>
          </table:table-cell>
          <table:table-cell table:number-columns-repeated="5"/>
          <table:table-cell office:value-type="float" office:value="11.050235723" calcext:value-type="float">
            <text:p>11.050</text:p>
          </table:table-cell>
          <table:table-cell office:value-type="float" office:value="6.35341529464" calcext:value-type="float">
            <text:p>6.353</text:p>
          </table:table-cell>
          <table:table-cell/>
          <table:table-cell office:value-type="float" office:value="12.3768736617" calcext:value-type="float">
            <text:p>12.377</text:p>
          </table:table-cell>
          <table:table-cell office:value-type="float" office:value="31.4233691411" calcext:value-type="float">
            <text:p>31.42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4.8393927165212" calcext:value-type="float">
            <text:p>14.839</text:p>
          </table:table-cell>
          <table:table-cell office:value-type="float" office:value="0.0933605005843173" calcext:value-type="float">
            <text:p>0.093</text:p>
          </table:table-cell>
          <table:table-cell/>
          <table:table-cell office:value-type="float" office:value="16.511517829" calcext:value-type="float">
            <text:p>16.512</text:p>
          </table:table-cell>
          <table:table-cell office:value-type="float" office:value="0.266267515888" calcext:value-type="float">
            <text:p>0.266</text:p>
          </table:table-cell>
          <table:table-cell table:number-columns-repeated="4"/>
          <table:table-cell office:value-type="float" office:value="13.7067093037" calcext:value-type="float">
            <text:p>13.707</text:p>
          </table:table-cell>
          <table:table-cell office:value-type="float" office:value="0.109856813591" calcext:value-type="float">
            <text:p>0.110</text:p>
          </table:table-cell>
          <table:table-cell/>
          <table:table-cell office:value-type="float" office:value="12.6780185759" calcext:value-type="float">
            <text:p>12.678</text:p>
          </table:table-cell>
          <table:table-cell office:value-type="float" office:value="0.151953228189" calcext:value-type="float">
            <text:p>0.152</text:p>
          </table:table-cell>
          <table:table-cell/>
          <table:table-cell office:value-type="float" office:value="16.9461462913" calcext:value-type="float">
            <text:p>16.946</text:p>
          </table:table-cell>
          <table:table-cell office:value-type="float" office:value="1.64014315975" calcext:value-type="float">
            <text:p>1.640</text:p>
          </table:table-cell>
          <table:table-cell table:number-columns-repeated="5"/>
          <table:table-cell office:value-type="float" office:value="12.6698254229" calcext:value-type="float">
            <text:p>12.670</text:p>
          </table:table-cell>
          <table:table-cell office:value-type="float" office:value="5.25143013212" calcext:value-type="float">
            <text:p>5.251</text:p>
          </table:table-cell>
          <table:table-cell/>
          <table:table-cell office:value-type="float" office:value="14.3790149893" calcext:value-type="float">
            <text:p>14.379</text:p>
          </table:table-cell>
          <table:table-cell office:value-type="float" office:value="35.2130218908" calcext:value-type="float">
            <text:p>35.21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0.9696245717327" calcext:value-type="float">
            <text:p>20.970</text:p>
          </table:table-cell>
          <table:table-cell office:value-type="float" office:value="0.0708114716377539" calcext:value-type="float">
            <text:p>0.071</text:p>
          </table:table-cell>
          <table:table-cell/>
          <table:table-cell office:value-type="float" office:value="20.1146523614" calcext:value-type="float">
            <text:p>20.115</text:p>
          </table:table-cell>
          <table:table-cell office:value-type="float" office:value="0.25682986551" calcext:value-type="float">
            <text:p>0.257</text:p>
          </table:table-cell>
          <table:table-cell table:number-columns-repeated="4"/>
          <table:table-cell office:value-type="float" office:value="19.7109931218" calcext:value-type="float">
            <text:p>19.711</text:p>
          </table:table-cell>
          <table:table-cell office:value-type="float" office:value="0.121245374248" calcext:value-type="float">
            <text:p>0.121</text:p>
          </table:table-cell>
          <table:table-cell/>
          <table:table-cell office:value-type="float" office:value="19.1176470588" calcext:value-type="float">
            <text:p>19.118</text:p>
          </table:table-cell>
          <table:table-cell office:value-type="float" office:value="0.0782917843024" calcext:value-type="float">
            <text:p>0.078</text:p>
          </table:table-cell>
          <table:table-cell/>
          <table:table-cell office:value-type="float" office:value="20.2870405014" calcext:value-type="float">
            <text:p>20.287</text:p>
          </table:table-cell>
          <table:table-cell office:value-type="float" office:value="1.17706312735" calcext:value-type="float">
            <text:p>1.177</text:p>
          </table:table-cell>
          <table:table-cell table:number-columns-repeated="5"/>
          <table:table-cell office:value-type="float" office:value="13.7461022842" calcext:value-type="float">
            <text:p>13.746</text:p>
          </table:table-cell>
          <table:table-cell office:value-type="float" office:value="4.42722270507" calcext:value-type="float">
            <text:p>4.427</text:p>
          </table:table-cell>
          <table:table-cell/>
          <table:table-cell office:value-type="float" office:value="15.6531049251" calcext:value-type="float">
            <text:p>15.653</text:p>
          </table:table-cell>
          <table:table-cell office:value-type="float" office:value="35.2130218908" calcext:value-type="float">
            <text:p>35.213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4.0335025233809" calcext:value-type="float">
            <text:p>24.034</text:p>
          </table:table-cell>
          <table:table-cell office:value-type="float" office:value="0.0634183373014948" calcext:value-type="float">
            <text:p>0.063</text:p>
          </table:table-cell>
          <table:table-cell/>
          <table:table-cell office:value-type="float" office:value="22.71957505" calcext:value-type="float">
            <text:p>22.720</text:p>
          </table:table-cell>
          <table:table-cell office:value-type="float" office:value="0.242678935702" calcext:value-type="float">
            <text:p>0.243</text:p>
          </table:table-cell>
          <table:table-cell table:number-columns-repeated="4"/>
          <table:table-cell office:value-type="float" office:value="22.7085595913" calcext:value-type="float">
            <text:p>22.709</text:p>
          </table:table-cell>
          <table:table-cell office:value-type="float" office:value="0.114638336143" calcext:value-type="float">
            <text:p>0.115</text:p>
          </table:table-cell>
          <table:table-cell/>
          <table:table-cell office:value-type="float" office:value="22.1362229102" calcext:value-type="float">
            <text:p>22.136</text:p>
          </table:table-cell>
          <table:table-cell office:value-type="float" office:value="0.0874489983901" calcext:value-type="float">
            <text:p>0.087</text:p>
          </table:table-cell>
          <table:table-cell/>
          <table:table-cell office:value-type="float" office:value="23.0366663549" calcext:value-type="float">
            <text:p>23.037</text:p>
          </table:table-cell>
          <table:table-cell office:value-type="float" office:value="0.867698187125" calcext:value-type="float">
            <text:p>0.868</text:p>
          </table:table-cell>
          <table:table-cell table:number-columns-repeated="5"/>
          <table:table-cell office:value-type="float" office:value="15.5214991579" calcext:value-type="float">
            <text:p>15.521</text:p>
          </table:table-cell>
          <table:table-cell office:value-type="float" office:value="2.63789609832" calcext:value-type="float">
            <text:p>2.638</text:p>
          </table:table-cell>
          <table:table-cell/>
          <table:table-cell office:value-type="float" office:value="17.2912205567" calcext:value-type="float">
            <text:p>17.291</text:p>
          </table:table-cell>
          <table:table-cell office:value-type="float" office:value="30.253054571" calcext:value-type="float">
            <text:p>30.253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28.4664693408019" calcext:value-type="float">
            <text:p>28.466</text:p>
          </table:table-cell>
          <table:table-cell office:value-type="float" office:value="0.0672165150652702" calcext:value-type="float">
            <text:p>0.067</text:p>
          </table:table-cell>
          <table:table-cell/>
          <table:table-cell office:value-type="float" office:value="26.327837383" calcext:value-type="float">
            <text:p>26.328</text:p>
          </table:table-cell>
          <table:table-cell office:value-type="float" office:value="0.220658375491" calcext:value-type="float">
            <text:p>0.221</text:p>
          </table:table-cell>
          <table:table-cell table:number-columns-repeated="4"/>
          <table:table-cell office:value-type="float" office:value="26.3074695306" calcext:value-type="float">
            <text:p>26.307</text:p>
          </table:table-cell>
          <table:table-cell office:value-type="float" office:value="0.111796772703" calcext:value-type="float">
            <text:p>0.112</text:p>
          </table:table-cell>
          <table:table-cell/>
          <table:table-cell office:value-type="float" office:value="26.3622291022" calcext:value-type="float">
            <text:p>26.362</text:p>
          </table:table-cell>
          <table:table-cell office:value-type="float" office:value="0.0955955154245" calcext:value-type="float">
            <text:p>0.096</text:p>
          </table:table-cell>
          <table:table-cell/>
          <table:table-cell office:value-type="float" office:value="27.3609811991" calcext:value-type="float">
            <text:p>27.361</text:p>
          </table:table-cell>
          <table:table-cell office:value-type="float" office:value="0.573369741927" calcext:value-type="float">
            <text:p>0.573</text:p>
          </table:table-cell>
          <table:table-cell table:number-columns-repeated="5"/>
          <table:table-cell office:value-type="float" office:value="17.2675743863" calcext:value-type="float">
            <text:p>17.268</text:p>
          </table:table-cell>
          <table:table-cell office:value-type="float" office:value="1.08378334509" calcext:value-type="float">
            <text:p>1.084</text:p>
          </table:table-cell>
          <table:table-cell/>
          <table:table-cell office:value-type="float" office:value="20.5674518201" calcext:value-type="float">
            <text:p>20.567</text:p>
          </table:table-cell>
          <table:table-cell office:value-type="float" office:value="15.8689959956" calcext:value-type="float">
            <text:p>15.869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2.401769823291" calcext:value-type="float">
            <text:p>32.402</text:p>
          </table:table-cell>
          <table:table-cell office:value-type="float" office:value="0.054127999266112" calcext:value-type="float">
            <text:p>0.054</text:p>
          </table:table-cell>
          <table:table-cell/>
          <table:table-cell office:value-type="float" office:value="29.3327285158" calcext:value-type="float">
            <text:p>29.333</text:p>
          </table:table-cell>
          <table:table-cell office:value-type="float" office:value="0.208576200673" calcext:value-type="float">
            <text:p>0.209</text:p>
          </table:table-cell>
          <table:table-cell table:number-columns-repeated="4"/>
          <table:table-cell office:value-type="float" office:value="30.3011745304" calcext:value-type="float">
            <text:p>30.301</text:p>
          </table:table-cell>
          <table:table-cell office:value-type="float" office:value="0.0967117550747" calcext:value-type="float">
            <text:p>0.097</text:p>
          </table:table-cell>
          <table:table-cell/>
          <table:table-cell office:value-type="float" office:value="29.7832817337" calcext:value-type="float">
            <text:p>29.783</text:p>
          </table:table-cell>
          <table:table-cell office:value-type="float" office:value="0.0942053267263" calcext:value-type="float">
            <text:p>0.094</text:p>
          </table:table-cell>
          <table:table-cell/>
          <table:table-cell office:value-type="float" office:value="30.7064353194" calcext:value-type="float">
            <text:p>30.706</text:p>
          </table:table-cell>
          <table:table-cell office:value-type="float" office:value="0.448052155497" calcext:value-type="float">
            <text:p>0.448</text:p>
          </table:table-cell>
          <table:table-cell table:number-columns-repeated="5"/>
          <table:table-cell office:value-type="float" office:value="18.6968608592" calcext:value-type="float">
            <text:p>18.697</text:p>
          </table:table-cell>
          <table:table-cell office:value-type="float" office:value="0.802464152333" calcext:value-type="float">
            <text:p>0.802</text:p>
          </table:table-cell>
          <table:table-cell/>
          <table:table-cell office:value-type="float" office:value="22.2055674518" calcext:value-type="float">
            <text:p>22.206</text:p>
          </table:table-cell>
          <table:table-cell office:value-type="float" office:value="9.15247310877" calcext:value-type="float">
            <text:p>9.152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36.2779850896246" calcext:value-type="float">
            <text:p>36.278</text:p>
          </table:table-cell>
          <table:table-cell office:value-type="float" office:value="0.0523389628720562" calcext:value-type="float">
            <text:p>0.052</text:p>
          </table:table-cell>
          <table:table-cell/>
          <table:table-cell office:value-type="float" office:value="33.7357999369" calcext:value-type="float">
            <text:p>33.736</text:p>
          </table:table-cell>
          <table:table-cell office:value-type="float" office:value="0.201329607562" calcext:value-type="float">
            <text:p>0.201</text:p>
          </table:table-cell>
          <table:table-cell table:number-columns-repeated="4"/>
          <table:table-cell office:value-type="float" office:value="33.4909094566" calcext:value-type="float">
            <text:p>33.491</text:p>
          </table:table-cell>
          <table:table-cell office:value-type="float" office:value="0.0763534256239" calcext:value-type="float">
            <text:p>0.076</text:p>
          </table:table-cell>
          <table:table-cell/>
          <table:table-cell office:value-type="float" office:value="33.4055727554" calcext:value-type="float">
            <text:p>33.406</text:p>
          </table:table-cell>
          <table:table-cell office:value-type="float" office:value="0.0668541593115" calcext:value-type="float">
            <text:p>0.067</text:p>
          </table:table-cell>
          <table:table-cell/>
          <table:table-cell office:value-type="float" office:value="33.6597371621" calcext:value-type="float">
            <text:p>33.660</text:p>
          </table:table-cell>
          <table:table-cell office:value-type="float" office:value="0.370188866009" calcext:value-type="float">
            <text:p>0.370</text:p>
          </table:table-cell>
          <table:table-cell table:number-columns-repeated="5"/>
          <table:table-cell office:value-type="float" office:value="20.3750938496" calcext:value-type="float">
            <text:p>20.375</text:p>
          </table:table-cell>
          <table:table-cell office:value-type="float" office:value="1.39501554373" calcext:value-type="float">
            <text:p>1.395</text:p>
          </table:table-cell>
          <table:table-cell/>
          <table:table-cell office:value-type="float" office:value="23.8436830835" calcext:value-type="float">
            <text:p>23.844</text:p>
          </table:table-cell>
          <table:table-cell office:value-type="float" office:value="4.71060754198" calcext:value-type="float">
            <text:p>4.711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40.0055306977843" calcext:value-type="float">
            <text:p>40.006</text:p>
          </table:table-cell>
          <table:table-cell office:value-type="float" office:value="0.0459465415233105" calcext:value-type="float">
            <text:p>0.046</text:p>
          </table:table-cell>
          <table:table-cell/>
          <table:table-cell office:value-type="float" office:value="36.9560586936" calcext:value-type="float">
            <text:p>36.956</text:p>
          </table:table-cell>
          <table:table-cell office:value-type="float" office:value="0.159446086219" calcext:value-type="float">
            <text:p>0.159</text:p>
          </table:table-cell>
          <table:table-cell table:number-columns-repeated="4"/>
          <table:table-cell office:value-type="float" office:value="37.4872289932" calcext:value-type="float">
            <text:p>37.487</text:p>
          </table:table-cell>
          <table:table-cell office:value-type="float" office:value="0.070149389026" calcext:value-type="float">
            <text:p>0.070</text:p>
          </table:table-cell>
          <table:table-cell/>
          <table:table-cell office:value-type="float" office:value="36.6253869969" calcext:value-type="float">
            <text:p>36.625</text:p>
          </table:table-cell>
          <table:table-cell office:value-type="float" office:value="0.0417534149425" calcext:value-type="float">
            <text:p>0.042</text:p>
          </table:table-cell>
          <table:table-cell/>
          <table:table-cell office:value-type="float" office:value="37.6101393696" calcext:value-type="float">
            <text:p>37.610</text:p>
          </table:table-cell>
          <table:table-cell office:value-type="float" office:value="0.363574674" calcext:value-type="float">
            <text:p>0.364</text:p>
          </table:table-cell>
          <table:table-cell table:number-columns-repeated="5"/>
          <table:table-cell office:value-type="float" office:value="21.8802716395" calcext:value-type="float">
            <text:p>21.880</text:p>
          </table:table-cell>
          <table:table-cell office:value-type="float" office:value="2.70340354176" calcext:value-type="float">
            <text:p>2.703</text:p>
          </table:table-cell>
          <table:table-cell/>
          <table:table-cell office:value-type="float" office:value="24.0256959315" calcext:value-type="float">
            <text:p>24.026</text:p>
          </table:table-cell>
          <table:table-cell office:value-type="float" office:value="3.54364778558" calcext:value-type="float">
            <text:p>3.544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43.0689584763571" calcext:value-type="float">
            <text:p>43.069</text:p>
          </table:table-cell>
          <table:table-cell office:value-type="float" office:value="0.0415698990494033" calcext:value-type="float">
            <text:p>0.042</text:p>
          </table:table-cell>
          <table:table-cell/>
          <table:table-cell office:value-type="float" office:value="40.3660460713" calcext:value-type="float">
            <text:p>40.366</text:p>
          </table:table-cell>
          <table:table-cell office:value-type="float" office:value="0.142127126245" calcext:value-type="float">
            <text:p>0.142</text:p>
          </table:table-cell>
          <table:table-cell table:number-columns-repeated="4"/>
          <table:table-cell office:value-type="float" office:value="40.4834881944" calcext:value-type="float">
            <text:p>40.483</text:p>
          </table:table-cell>
          <table:table-cell office:value-type="float" office:value="0.0643599805868" calcext:value-type="float">
            <text:p>0.064</text:p>
          </table:table-cell>
          <table:table-cell/>
          <table:table-cell office:value-type="float" office:value="40.2476780186" calcext:value-type="float">
            <text:p>40.248</text:p>
          </table:table-cell>
          <table:table-cell office:value-type="float" office:value="0.0149637924758" calcext:value-type="float">
            <text:p>0.015</text:p>
          </table:table-cell>
          <table:table-cell/>
          <table:table-cell office:value-type="float" office:value="41.1607894491" calcext:value-type="float">
            <text:p>41.161</text:p>
          </table:table-cell>
          <table:table-cell office:value-type="float" office:value="0.327595960567" calcext:value-type="float">
            <text:p>0.328</text:p>
          </table:table-cell>
          <table:table-cell table:number-columns-repeated="5"/>
          <table:table-cell office:value-type="float" office:value="23.5498806166" calcext:value-type="float">
            <text:p>23.550</text:p>
          </table:table-cell>
          <table:table-cell office:value-type="float" office:value="4.21290321225" calcext:value-type="float">
            <text:p>4.213</text:p>
          </table:table-cell>
          <table:table-cell/>
          <table:table-cell office:value-type="float" office:value="25.2997858672" calcext:value-type="float">
            <text:p>25.300</text:p>
          </table:table-cell>
          <table:table-cell office:value-type="float" office:value="2.37888597765" calcext:value-type="float">
            <text:p>2.379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6.8468109257005" calcext:value-type="float">
            <text:p>46.847</text:p>
          </table:table-cell>
          <table:table-cell office:value-type="float" office:value="0.0370544444128803" calcext:value-type="float">
            <text:p>0.037</text:p>
          </table:table-cell>
          <table:table-cell/>
          <table:table-cell office:value-type="float" office:value="44.1691648259" calcext:value-type="float">
            <text:p>44.169</text:p>
          </table:table-cell>
          <table:table-cell office:value-type="float" office:value="0.137114442395" calcext:value-type="float">
            <text:p>0.137</text:p>
          </table:table-cell>
          <table:table-cell table:number-columns-repeated="4"/>
          <table:table-cell office:value-type="float" office:value="43.890229677" calcext:value-type="float">
            <text:p>43.890</text:p>
          </table:table-cell>
          <table:table-cell office:value-type="float" office:value="0.0751676081058" calcext:value-type="float">
            <text:p>0.075</text:p>
          </table:table-cell>
          <table:table-cell/>
          <table:table-cell office:value-type="float" office:value="43.8699690402" calcext:value-type="float">
            <text:p>43.870</text:p>
          </table:table-cell>
          <table:table-cell office:value-type="float" office:value="0.0117503470102" calcext:value-type="float">
            <text:p>0.012</text:p>
          </table:table-cell>
          <table:table-cell/>
          <table:table-cell office:value-type="float" office:value="44.3132073707" calcext:value-type="float">
            <text:p>44.313</text:p>
          </table:table-cell>
          <table:table-cell office:value-type="float" office:value="0.278601444589" calcext:value-type="float">
            <text:p>0.279</text:p>
          </table:table-cell>
          <table:table-cell table:number-columns-repeated="5"/>
          <table:table-cell office:value-type="float" office:value="25.2022415671" calcext:value-type="float">
            <text:p>25.202</text:p>
          </table:table-cell>
          <table:table-cell office:value-type="float" office:value="5.2757775996" calcext:value-type="float">
            <text:p>5.276</text:p>
          </table:table-cell>
          <table:table-cell/>
          <table:table-cell office:value-type="float" office:value="26.9379014989" calcext:value-type="float">
            <text:p>26.938</text:p>
          </table:table-cell>
          <table:table-cell office:value-type="float" office:value="2.47091122799" calcext:value-type="float">
            <text:p>2.471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50.9256040759956" calcext:value-type="float">
            <text:p>50.926</text:p>
          </table:table-cell>
          <table:table-cell office:value-type="float" office:value="0.0369430881533388" calcext:value-type="float">
            <text:p>0.037</text:p>
          </table:table-cell>
          <table:table-cell/>
          <table:table-cell office:value-type="float" office:value="47.9637372462" calcext:value-type="float">
            <text:p>47.964</text:p>
          </table:table-cell>
          <table:table-cell office:value-type="float" office:value="0.145955713479" calcext:value-type="float">
            <text:p>0.146</text:p>
          </table:table-cell>
          <table:table-cell table:number-columns-repeated="4"/>
          <table:table-cell office:value-type="float" office:value="47.8917782873" calcext:value-type="float">
            <text:p>47.892</text:p>
          </table:table-cell>
          <table:table-cell office:value-type="float" office:value="0.0778963007186" calcext:value-type="float">
            <text:p>0.078</text:p>
          </table:table-cell>
          <table:table-cell/>
          <table:table-cell office:value-type="float" office:value="46.8885448916" calcext:value-type="float">
            <text:p>46.889</text:p>
          </table:table-cell>
          <table:table-cell office:value-type="float" office:value="0.012796768989" calcext:value-type="float">
            <text:p>0.013</text:p>
          </table:table-cell>
          <table:table-cell/>
          <table:table-cell office:value-type="float" office:value="47.8532176597" calcext:value-type="float">
            <text:p>47.853</text:p>
          </table:table-cell>
          <table:table-cell office:value-type="float" office:value="0.205802860345" calcext:value-type="float">
            <text:p>0.206</text:p>
          </table:table-cell>
          <table:table-cell table:number-columns-repeated="5"/>
          <table:table-cell office:value-type="float" office:value="26.8425288989" calcext:value-type="float">
            <text:p>26.843</text:p>
          </table:table-cell>
          <table:table-cell office:value-type="float" office:value="5.66911874331" calcext:value-type="float">
            <text:p>5.669</text:p>
          </table:table-cell>
          <table:table-cell/>
          <table:table-cell office:value-type="float" office:value="28.7580299786" calcext:value-type="float">
            <text:p>28.758</text:p>
          </table:table-cell>
          <table:table-cell office:value-type="float" office:value="3.28460777436" calcext:value-type="float">
            <text:p>3.285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54.8085719384614" calcext:value-type="float">
            <text:p>54.809</text:p>
          </table:table-cell>
          <table:table-cell office:value-type="float" office:value="0.0306699211431416" calcext:value-type="float">
            <text:p>0.031</text:p>
          </table:table-cell>
          <table:table-cell/>
          <table:table-cell office:value-type="float" office:value="51.5583254444" calcext:value-type="float">
            <text:p>51.558</text:p>
          </table:table-cell>
          <table:table-cell office:value-type="float" office:value="0.155338858484" calcext:value-type="float">
            <text:p>0.155</text:p>
          </table:table-cell>
          <table:table-cell table:number-columns-repeated="4"/>
          <table:table-cell office:value-type="float" office:value="51.4906882265" calcext:value-type="float">
            <text:p>51.491</text:p>
          </table:table-cell>
          <table:table-cell office:value-type="float" office:value="0.0759654694831" calcext:value-type="float">
            <text:p>0.076</text:p>
          </table:table-cell>
          <table:table-cell/>
          <table:table-cell office:value-type="float" office:value="50.9133126935" calcext:value-type="float">
            <text:p>50.913</text:p>
          </table:table-cell>
          <table:table-cell office:value-type="float" office:value="0.0108547725077" calcext:value-type="float">
            <text:p>0.011</text:p>
          </table:table-cell>
          <table:table-cell/>
          <table:table-cell office:value-type="float" office:value="51.1910719297" calcext:value-type="float">
            <text:p>51.191</text:p>
          </table:table-cell>
          <table:table-cell office:value-type="float" office:value="0.13954647476" calcext:value-type="float">
            <text:p>0.140</text:p>
          </table:table-cell>
          <table:table-cell table:number-columns-repeated="5"/>
          <table:table-cell office:value-type="float" office:value="28.2821641877" calcext:value-type="float">
            <text:p>28.282</text:p>
          </table:table-cell>
          <table:table-cell office:value-type="float" office:value="4.78605940552" calcext:value-type="float">
            <text:p>4.786</text:p>
          </table:table-cell>
          <table:table-cell/>
          <table:table-cell office:value-type="float" office:value="30.3961456103" calcext:value-type="float">
            <text:p>30.396</text:p>
          </table:table-cell>
          <table:table-cell office:value-type="float" office:value="5.37983840344" calcext:value-type="float">
            <text:p>5.38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58.5825979166633" calcext:value-type="float">
            <text:p>58.583</text:p>
          </table:table-cell>
          <table:table-cell office:value-type="float" office:value="0.0298057973638146" calcext:value-type="float">
            <text:p>0.030</text:p>
          </table:table-cell>
          <table:table-cell/>
          <table:table-cell office:value-type="float" office:value="54.9563479541" calcext:value-type="float">
            <text:p>54.956</text:p>
          </table:table-cell>
          <table:table-cell office:value-type="float" office:value="0.158915976452" calcext:value-type="float">
            <text:p>0.159</text:p>
          </table:table-cell>
          <table:table-cell table:number-columns-repeated="4"/>
          <table:table-cell office:value-type="float" office:value="54.6974176421" calcext:value-type="float">
            <text:p>54.697</text:p>
          </table:table-cell>
          <table:table-cell office:value-type="float" office:value="0.0886972962991" calcext:value-type="float">
            <text:p>0.089</text:p>
          </table:table-cell>
          <table:table-cell/>
          <table:table-cell office:value-type="float" office:value="53.5294117647" calcext:value-type="float">
            <text:p>53.529</text:p>
          </table:table-cell>
          <table:table-cell office:value-type="float" office:value="0.0206008081735" calcext:value-type="float">
            <text:p>0.021</text:p>
          </table:table-cell>
          <table:table-cell/>
          <table:table-cell office:value-type="float" office:value="54.7417220092" calcext:value-type="float">
            <text:p>54.742</text:p>
          </table:table-cell>
          <table:table-cell office:value-type="float" office:value="0.125737199843" calcext:value-type="float">
            <text:p>0.126</text:p>
          </table:table-cell>
          <table:table-cell table:number-columns-repeated="5"/>
          <table:table-cell office:value-type="float" office:value="29.8948546769" calcext:value-type="float">
            <text:p>29.895</text:p>
          </table:table-cell>
          <table:table-cell office:value-type="float" office:value="3.62461756145" calcext:value-type="float">
            <text:p>3.625</text:p>
          </table:table-cell>
          <table:table-cell/>
          <table:table-cell office:value-type="float" office:value="31.852248394" calcext:value-type="float">
            <text:p>31.852</text:p>
          </table:table-cell>
          <table:table-cell office:value-type="float" office:value="6.50409405904" calcext:value-type="float">
            <text:p>6.504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62.1580975685831" calcext:value-type="float">
            <text:p>62.158</text:p>
          </table:table-cell>
          <table:table-cell office:value-type="float" office:value="0.025636862405661" calcext:value-type="float">
            <text:p>0.026</text:p>
          </table:table-cell>
          <table:table-cell/>
          <table:table-cell office:value-type="float" office:value="57.7680919323" calcext:value-type="float">
            <text:p>57.768</text:p>
          </table:table-cell>
          <table:table-cell office:value-type="float" office:value="0.138818603182" calcext:value-type="float">
            <text:p>0.139</text:p>
          </table:table-cell>
          <table:table-cell table:number-columns-repeated="4"/>
          <table:table-cell office:value-type="float" office:value="57.4949720446" calcext:value-type="float">
            <text:p>57.495</text:p>
          </table:table-cell>
          <table:table-cell office:value-type="float" office:value="0.0838406055691" calcext:value-type="float">
            <text:p>0.084</text:p>
          </table:table-cell>
          <table:table-cell/>
          <table:table-cell office:value-type="float" office:value="57.5541795666" calcext:value-type="float">
            <text:p>57.554</text:p>
          </table:table-cell>
          <table:table-cell office:value-type="float" office:value="0.0219434926284" calcext:value-type="float">
            <text:p>0.022</text:p>
          </table:table-cell>
          <table:table-cell/>
          <table:table-cell office:value-type="float" office:value="58.2954120288" calcext:value-type="float">
            <text:p>58.295</text:p>
          </table:table-cell>
          <table:table-cell office:value-type="float" office:value="0.119911057754" calcext:value-type="float">
            <text:p>0.120</text:p>
          </table:table-cell>
          <table:table-cell table:number-columns-repeated="5"/>
          <table:table-cell office:value-type="float" office:value="31.2913698991" calcext:value-type="float">
            <text:p>31.291</text:p>
          </table:table-cell>
          <table:table-cell office:value-type="float" office:value="1.77137580326" calcext:value-type="float">
            <text:p>1.771</text:p>
          </table:table-cell>
          <table:table-cell/>
          <table:table-cell office:value-type="float" office:value="33.3083511777" calcext:value-type="float">
            <text:p>33.308</text:p>
          </table:table-cell>
          <table:table-cell office:value-type="float" office:value="6.02864596151" calcext:value-type="float">
            <text:p>6.029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22"/>
          <table:table-cell office:value-type="float" office:value="32.6758115027" calcext:value-type="float">
            <text:p>32.676</text:p>
          </table:table-cell>
          <table:table-cell office:value-type="float" office:value="0.742819510016" calcext:value-type="float">
            <text:p>0.743</text:p>
          </table:table-cell>
          <table:table-cell/>
          <table:table-cell office:value-type="float" office:value="35.1284796574" calcext:value-type="float">
            <text:p>35.128</text:p>
          </table:table-cell>
          <table:table-cell office:value-type="float" office:value="5.48290838221" calcext:value-type="float">
            <text:p>5.48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theta</text:p>
          </table:table-cell>
          <table:table-cell table:style-name="ce6" office:value-type="string" calcext:value-type="string">
            <text:p>xsec</text:p>
          </table:table-cell>
          <table:table-cell table:style-name="ce19" office:value-type="string" calcext:value-type="string">
            <text:p>uncertainty</text:p>
          </table:table-cell>
          <table:table-cell table:style-name="ce6" office:value-type="string" calcext:value-type="string">
            <text:p>theta</text:p>
          </table:table-cell>
          <table:table-cell table:style-name="ce6" office:value-type="string" calcext:value-type="string">
            <text:p>xsec</text:p>
          </table:table-cell>
          <table:table-cell table:style-name="ce19" office:value-type="string" calcext:value-type="string">
            <text:p>uncertainty</text:p>
          </table:table-cell>
          <table:table-cell table:style-name="ce6" office:value-type="string" calcext:value-type="string">
            <text:p>theta</text:p>
          </table:table-cell>
          <table:table-cell table:style-name="ce6" office:value-type="string" calcext:value-type="string">
            <text:p>xsec</text:p>
          </table:table-cell>
          <table:table-cell table:style-name="ce19" office:value-type="string" calcext:value-type="string">
            <text:p>uncertainty</text:p>
          </table:table-cell>
          <table:table-cell table:style-name="ce6" office:value-type="string" calcext:value-type="string">
            <text:p>theta</text:p>
          </table:table-cell>
          <table:table-cell table:style-name="ce6" office:value-type="string" calcext:value-type="string">
            <text:p>xsec</text:p>
          </table:table-cell>
          <table:table-cell table:style-name="ce19" office:value-type="string" calcext:value-type="string">
            <text:p>uncertainty</text:p>
          </table:table-cell>
          <table:table-cell table:style-name="ce6" office:value-type="string" calcext:value-type="string">
            <text:p>theta</text:p>
          </table:table-cell>
          <table:table-cell table:style-name="ce6" office:value-type="string" calcext:value-type="string">
            <text:p>xsec</text:p>
          </table:table-cell>
          <table:table-cell table:style-name="ce19" office:value-type="string" calcext:value-type="string">
            <text:p>uncertainty</text:p>
          </table:table-cell>
          <table:table-cell table:style-name="ce6" office:value-type="string" calcext:value-type="string">
            <text:p>theta</text:p>
          </table:table-cell>
          <table:table-cell table:style-name="ce6" office:value-type="string" calcext:value-type="string">
            <text:p>xsec</text:p>
          </table:table-cell>
          <table:table-cell table:style-name="ce19" office:value-type="string" calcext:value-type="string">
            <text:p>uncertainty</text:p>
          </table:table-cell>
          <table:table-cell/>
          <table:table-cell office:value-type="string" calcext:value-type="string">
            <text:p>06/2025</text:p>
          </table:table-cell>
          <table:table-cell office:value-type="string" calcext:value-type="string">
            <text:p>data</text:p>
          </table:table-cell>
          <table:table-cell/>
          <table:table-cell office:value-type="float" office:value="34.6121899583" calcext:value-type="float">
            <text:p>34.612</text:p>
          </table:table-cell>
          <table:table-cell office:value-type="float" office:value="0.340686769975" calcext:value-type="float">
            <text:p>0.341</text:p>
          </table:table-cell>
          <table:table-cell/>
          <table:table-cell office:value-type="float" office:value="36.7665952891" calcext:value-type="float">
            <text:p>36.767</text:p>
          </table:table-cell>
          <table:table-cell office:value-type="float" office:value="4.36626298396" calcext:value-type="float">
            <text:p>4.366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18" office:value-type="float" office:value="8.652736829" calcext:value-type="float">
            <text:p>8.652736829</text:p>
          </table:table-cell>
          <table:table-cell table:style-name="ce18" office:value-type="float" office:value="0.531673121" calcext:value-type="float">
            <text:p>0.531673121</text:p>
          </table:table-cell>
          <table:table-cell office:value-type="float" office:value="0" calcext:value-type="float">
            <text:p>0.000</text:p>
          </table:table-cell>
          <table:table-cell table:style-name="ce18" office:value-type="float" office:value="8.652736829" calcext:value-type="float">
            <text:p>8.652736829</text:p>
          </table:table-cell>
          <table:table-cell table:style-name="ce18" office:value-type="float" office:value="0.401875496" calcext:value-type="float">
            <text:p>0.401875496</text:p>
          </table:table-cell>
          <table:table-cell office:value-type="float" office:value="0" calcext:value-type="float">
            <text:p>0.000</text:p>
          </table:table-cell>
          <table:table-cell table:style-name="ce18" office:value-type="float" office:value="8.652736829" calcext:value-type="float">
            <text:p>8.652736829</text:p>
          </table:table-cell>
          <table:table-cell table:style-name="ce18" office:value-type="float" office:value="0.232360445" calcext:value-type="float">
            <text:p>0.232360445</text:p>
          </table:table-cell>
          <table:table-cell office:value-type="float" office:value="0" calcext:value-type="float">
            <text:p>0.000</text:p>
          </table:table-cell>
          <table:table-cell table:style-name="ce18" office:value-type="float" office:value="8.652736829" calcext:value-type="float">
            <text:p>8.652736829</text:p>
          </table:table-cell>
          <table:table-cell table:style-name="ce18" office:value-type="float" office:value="0.105642947" calcext:value-type="float">
            <text:p>0.105642947</text:p>
          </table:table-cell>
          <table:table-cell office:value-type="float" office:value="0" calcext:value-type="float">
            <text:p>0.000</text:p>
          </table:table-cell>
          <table:table-cell table:style-name="ce18" office:value-type="float" office:value="8.652736829" calcext:value-type="float">
            <text:p>8.652736829</text:p>
          </table:table-cell>
          <table:table-cell table:style-name="ce18" office:value-type="float" office:value="0.080407522" calcext:value-type="float">
            <text:p>0.080407522</text:p>
          </table:table-cell>
          <table:table-cell office:value-type="float" office:value="0" calcext:value-type="float">
            <text:p>0.000</text:p>
          </table:table-cell>
          <table:table-cell table:style-name="ce18" office:value-type="float" office:value="8.652736829" calcext:value-type="float">
            <text:p>8.652736829</text:p>
          </table:table-cell>
          <table:table-cell table:style-name="ce18" office:value-type="float" office:value="5.920706256" calcext:value-type="float">
            <text:p>5.920706256</text:p>
          </table:table-cell>
          <table:table-cell table:style-name="ce8" office:value-type="float" office:value="0" calcext:value-type="float">
            <text:p>0.000</text:p>
          </table:table-cell>
          <table:table-cell table:number-columns-repeated="4"/>
          <table:table-cell office:value-type="float" office:value="35.9218901132" calcext:value-type="float">
            <text:p>35.922</text:p>
          </table:table-cell>
          <table:table-cell office:value-type="float" office:value="0.553873056635" calcext:value-type="float">
            <text:p>0.554</text:p>
          </table:table-cell>
          <table:table-cell/>
          <table:table-cell office:value-type="float" office:value="38.0406852248" calcext:value-type="float">
            <text:p>38.041</text:p>
          </table:table-cell>
          <table:table-cell office:value-type="float" office:value="3.16227766017" calcext:value-type="float">
            <text:p>3.162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18" office:value-type="float" office:value="12.35697687" calcext:value-type="float">
            <text:p>12.35697687</text:p>
          </table:table-cell>
          <table:table-cell table:style-name="ce18" office:value-type="float" office:value="0.063575536" calcext:value-type="float">
            <text:p>0.063575536</text:p>
          </table:table-cell>
          <table:table-cell office:value-type="float" office:value="0" calcext:value-type="float">
            <text:p>0.000</text:p>
          </table:table-cell>
          <table:table-cell table:style-name="ce18" office:value-type="float" office:value="12.35697687" calcext:value-type="float">
            <text:p>12.35697687</text:p>
          </table:table-cell>
          <table:table-cell table:style-name="ce18" office:value-type="float" office:value="0.063521233" calcext:value-type="float">
            <text:p>0.063521233</text:p>
          </table:table-cell>
          <table:table-cell office:value-type="float" office:value="0" calcext:value-type="float">
            <text:p>0.000</text:p>
          </table:table-cell>
          <table:table-cell table:style-name="ce18" office:value-type="float" office:value="12.35697687" calcext:value-type="float">
            <text:p>12.35697687</text:p>
          </table:table-cell>
          <table:table-cell table:style-name="ce18" office:value-type="float" office:value="0.030341944" calcext:value-type="float">
            <text:p>0.030341944</text:p>
          </table:table-cell>
          <table:table-cell office:value-type="float" office:value="0" calcext:value-type="float">
            <text:p>0.000</text:p>
          </table:table-cell>
          <table:table-cell table:style-name="ce18" office:value-type="float" office:value="12.35697687" calcext:value-type="float">
            <text:p>12.35697687</text:p>
          </table:table-cell>
          <table:table-cell table:style-name="ce18" office:value-type="float" office:value="0.039749983" calcext:value-type="float">
            <text:p>0.039749983</text:p>
          </table:table-cell>
          <table:table-cell office:value-type="float" office:value="0" calcext:value-type="float">
            <text:p>0.000</text:p>
          </table:table-cell>
          <table:table-cell table:style-name="ce18" office:value-type="float" office:value="12.35697687" calcext:value-type="float">
            <text:p>12.35697687</text:p>
          </table:table-cell>
          <table:table-cell table:style-name="ce18" office:value-type="float" office:value="0.183531428" calcext:value-type="float">
            <text:p>0.183531428</text:p>
          </table:table-cell>
          <table:table-cell office:value-type="float" office:value="0" calcext:value-type="float">
            <text:p>0.000</text:p>
          </table:table-cell>
          <table:table-cell table:style-name="ce18" office:value-type="float" office:value="12.35697687" calcext:value-type="float">
            <text:p>12.35697687</text:p>
          </table:table-cell>
          <table:table-cell table:style-name="ce18" office:value-type="float" office:value="0.834994009" calcext:value-type="float">
            <text:p>0.834994009</text:p>
          </table:table-cell>
          <table:table-cell table:style-name="ce8" office:value-type="float" office:value="0" calcext:value-type="float">
            <text:p>0.000</text:p>
          </table:table-cell>
          <table:table-cell table:number-columns-repeated="4"/>
          <table:table-cell office:value-type="float" office:value="37.4425911271" calcext:value-type="float">
            <text:p>37.443</text:p>
          </table:table-cell>
          <table:table-cell office:value-type="float" office:value="1.30680598809" calcext:value-type="float">
            <text:p>1.307</text:p>
          </table:table-cell>
          <table:table-cell/>
          <table:table-cell office:value-type="float" office:value="40.0428265525" calcext:value-type="float">
            <text:p>40.043</text:p>
          </table:table-cell>
          <table:table-cell office:value-type="float" office:value="2.04380548546" calcext:value-type="float">
            <text:p>2.044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18" office:value-type="float" office:value="14.82415105" calcext:value-type="float">
            <text:p>14.82415105</text:p>
          </table:table-cell>
          <table:table-cell table:style-name="ce18" office:value-type="float" office:value="0.043594061" calcext:value-type="float">
            <text:p>0.043594061</text:p>
          </table:table-cell>
          <table:table-cell office:value-type="float" office:value="0" calcext:value-type="float">
            <text:p>0.000</text:p>
          </table:table-cell>
          <table:table-cell table:style-name="ce18" office:value-type="float" office:value="14.82415105" calcext:value-type="float">
            <text:p>14.82415105</text:p>
          </table:table-cell>
          <table:table-cell table:style-name="ce18" office:value-type="float" office:value="0.057495925" calcext:value-type="float">
            <text:p>0.057495925</text:p>
          </table:table-cell>
          <table:table-cell office:value-type="float" office:value="0" calcext:value-type="float">
            <text:p>0.000</text:p>
          </table:table-cell>
          <table:table-cell table:style-name="ce18" office:value-type="float" office:value="14.82415105" calcext:value-type="float">
            <text:p>14.82415105</text:p>
          </table:table-cell>
          <table:table-cell table:style-name="ce18" office:value-type="float" office:value="0.026393064" calcext:value-type="float">
            <text:p>0.026393064</text:p>
          </table:table-cell>
          <table:table-cell office:value-type="float" office:value="0" calcext:value-type="float">
            <text:p>0.000</text:p>
          </table:table-cell>
          <table:table-cell table:style-name="ce18" office:value-type="float" office:value="14.82415105" calcext:value-type="float">
            <text:p>14.82415105</text:p>
          </table:table-cell>
          <table:table-cell table:style-name="ce18" office:value-type="float" office:value="0.038133427" calcext:value-type="float">
            <text:p>0.038133427</text:p>
          </table:table-cell>
          <table:table-cell office:value-type="float" office:value="0" calcext:value-type="float">
            <text:p>0.000</text:p>
          </table:table-cell>
          <table:table-cell table:style-name="ce18" office:value-type="float" office:value="14.82415105" calcext:value-type="float">
            <text:p>14.82415105</text:p>
          </table:table-cell>
          <table:table-cell table:style-name="ce18" office:value-type="float" office:value="0.09965657" calcext:value-type="float">
            <text:p>0.09965657</text:p>
          </table:table-cell>
          <table:table-cell office:value-type="float" office:value="0" calcext:value-type="float">
            <text:p>0.000</text:p>
          </table:table-cell>
          <table:table-cell table:style-name="ce18" office:value-type="float" office:value="14.82415105" calcext:value-type="float">
            <text:p>14.82415105</text:p>
          </table:table-cell>
          <table:table-cell table:style-name="ce18" office:value-type="float" office:value="0.637438004" calcext:value-type="float">
            <text:p>0.637438004</text:p>
          </table:table-cell>
          <table:table-cell table:style-name="ce8" office:value-type="float" office:value="0" calcext:value-type="float">
            <text:p>0.000</text:p>
          </table:table-cell>
          <table:table-cell table:number-columns-repeated="4"/>
          <table:table-cell office:value-type="float" office:value="39.3059529366" calcext:value-type="float">
            <text:p>39.306</text:p>
          </table:table-cell>
          <table:table-cell office:value-type="float" office:value="2.37499128237" calcext:value-type="float">
            <text:p>2.375</text:p>
          </table:table-cell>
          <table:table-cell/>
          <table:table-cell office:value-type="float" office:value="41.1349036403" calcext:value-type="float">
            <text:p>41.135</text:p>
          </table:table-cell>
          <table:table-cell office:value-type="float" office:value="1.22436833134" calcext:value-type="float">
            <text:p>1.224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18" office:value-type="float" office:value="18.52047052" calcext:value-type="float">
            <text:p>18.52047052</text:p>
          </table:table-cell>
          <table:table-cell table:style-name="ce18" office:value-type="float" office:value="0.030570647" calcext:value-type="float">
            <text:p>0.030570647</text:p>
          </table:table-cell>
          <table:table-cell office:value-type="float" office:value="0" calcext:value-type="float">
            <text:p>0.000</text:p>
          </table:table-cell>
          <table:table-cell table:style-name="ce18" office:value-type="float" office:value="18.52047052" calcext:value-type="float">
            <text:p>18.52047052</text:p>
          </table:table-cell>
          <table:table-cell table:style-name="ce18" office:value-type="float" office:value="0.062607847" calcext:value-type="float">
            <text:p>0.062607847</text:p>
          </table:table-cell>
          <table:table-cell office:value-type="float" office:value="0" calcext:value-type="float">
            <text:p>0.000</text:p>
          </table:table-cell>
          <table:table-cell table:style-name="ce18" office:value-type="float" office:value="18.52047052" calcext:value-type="float">
            <text:p>18.52047052</text:p>
          </table:table-cell>
          <table:table-cell table:style-name="ce18" office:value-type="float" office:value="0.02226018" calcext:value-type="float">
            <text:p>0.02226018</text:p>
          </table:table-cell>
          <table:table-cell office:value-type="float" office:value="0" calcext:value-type="float">
            <text:p>0.000</text:p>
          </table:table-cell>
          <table:table-cell table:style-name="ce18" office:value-type="float" office:value="18.52047052" calcext:value-type="float">
            <text:p>18.52047052</text:p>
          </table:table-cell>
          <table:table-cell table:style-name="ce18" office:value-type="float" office:value="0.044921916" calcext:value-type="float">
            <text:p>0.044921916</text:p>
          </table:table-cell>
          <table:table-cell office:value-type="float" office:value="0" calcext:value-type="float">
            <text:p>0.000</text:p>
          </table:table-cell>
          <table:table-cell table:style-name="ce18" office:value-type="float" office:value="18.52047052" calcext:value-type="float">
            <text:p>18.52047052</text:p>
          </table:table-cell>
          <table:table-cell table:style-name="ce18" office:value-type="float" office:value="0.064231531" calcext:value-type="float">
            <text:p>0.064231531</text:p>
          </table:table-cell>
          <table:table-cell office:value-type="float" office:value="0" calcext:value-type="float">
            <text:p>0.000</text:p>
          </table:table-cell>
          <table:table-cell table:style-name="ce18" office:value-type="float" office:value="18.52047052" calcext:value-type="float">
            <text:p>18.52047052</text:p>
          </table:table-cell>
          <table:table-cell table:style-name="ce18" office:value-type="float" office:value="0.570611343" calcext:value-type="float">
            <text:p>0.570611343</text:p>
          </table:table-cell>
          <table:table-cell table:style-name="ce8" office:value-type="float" office:value="0" calcext:value-type="float">
            <text:p>0.000</text:p>
          </table:table-cell>
          <table:table-cell table:number-columns-repeated="4"/>
          <table:table-cell office:value-type="float" office:value="40.6070290781" calcext:value-type="float">
            <text:p>40.607</text:p>
          </table:table-cell>
          <table:table-cell office:value-type="float" office:value="3.46125971415" calcext:value-type="float">
            <text:p>3.461</text:p>
          </table:table-cell>
          <table:table-cell/>
          <table:table-cell office:value-type="float" office:value="42.7730192719" calcext:value-type="float">
            <text:p>42.773</text:p>
          </table:table-cell>
          <table:table-cell office:value-type="float" office:value="0.921055317689" calcext:value-type="float">
            <text:p>0.921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18" office:value-type="float" office:value="20.98115917" calcext:value-type="float">
            <text:p>20.98115917</text:p>
          </table:table-cell>
          <table:table-cell table:style-name="ce18" office:value-type="float" office:value="0.046440164" calcext:value-type="float">
            <text:p>0.046440164</text:p>
          </table:table-cell>
          <table:table-cell office:value-type="float" office:value="0" calcext:value-type="float">
            <text:p>0.000</text:p>
          </table:table-cell>
          <table:table-cell table:style-name="ce18" office:value-type="float" office:value="20.98115917" calcext:value-type="float">
            <text:p>20.98115917</text:p>
          </table:table-cell>
          <table:table-cell table:style-name="ce18" office:value-type="float" office:value="0.134617692" calcext:value-type="float">
            <text:p>0.134617692</text:p>
          </table:table-cell>
          <table:table-cell office:value-type="float" office:value="0" calcext:value-type="float">
            <text:p>0.000</text:p>
          </table:table-cell>
          <table:table-cell table:style-name="ce18" office:value-type="float" office:value="20.98115917" calcext:value-type="float">
            <text:p>20.98115917</text:p>
          </table:table-cell>
          <table:table-cell table:style-name="ce18" office:value-type="float" office:value="0.039259994" calcext:value-type="float">
            <text:p>0.039259994</text:p>
          </table:table-cell>
          <table:table-cell office:value-type="float" office:value="0" calcext:value-type="float">
            <text:p>0.000</text:p>
          </table:table-cell>
          <table:table-cell table:style-name="ce18" office:value-type="float" office:value="20.98115917" calcext:value-type="float">
            <text:p>20.98115917</text:p>
          </table:table-cell>
          <table:table-cell table:style-name="ce18" office:value-type="float" office:value="0.11316116" calcext:value-type="float">
            <text:p>0.11316116</text:p>
          </table:table-cell>
          <table:table-cell office:value-type="float" office:value="0" calcext:value-type="float">
            <text:p>0.000</text:p>
          </table:table-cell>
          <table:table-cell table:style-name="ce18" office:value-type="float" office:value="20.98115917" calcext:value-type="float">
            <text:p>20.98115917</text:p>
          </table:table-cell>
          <table:table-cell table:style-name="ce18" office:value-type="float" office:value="0.136759146" calcext:value-type="float">
            <text:p>0.136759146</text:p>
          </table:table-cell>
          <table:table-cell office:value-type="float" office:value="0" calcext:value-type="float">
            <text:p>0.000</text:p>
          </table:table-cell>
          <table:table-cell table:style-name="ce18" office:value-type="float" office:value="20.98115917" calcext:value-type="float">
            <text:p>20.98115917</text:p>
          </table:table-cell>
          <table:table-cell table:style-name="ce18" office:value-type="float" office:value="1.058298286" calcext:value-type="float">
            <text:p>1.058298286</text:p>
          </table:table-cell>
          <table:table-cell table:style-name="ce8" office:value-type="float" office:value="0" calcext:value-type="float">
            <text:p>0.000</text:p>
          </table:table-cell>
          <table:table-cell table:number-columns-repeated="4"/>
          <table:table-cell office:value-type="float" office:value="42.0742612095" calcext:value-type="float">
            <text:p>42.074</text:p>
          </table:table-cell>
          <table:table-cell office:value-type="float" office:value="4.14611828025" calcext:value-type="float">
            <text:p>4.146</text:p>
          </table:table-cell>
          <table:table-cell/>
          <table:table-cell office:value-type="float" office:value="42.7730192719" calcext:value-type="float">
            <text:p>42.773</text:p>
          </table:table-cell>
          <table:table-cell office:value-type="float" office:value="0.903740939002" calcext:value-type="float">
            <text:p>0.904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18" office:value-type="float" office:value="24.66593768" calcext:value-type="float">
            <text:p>24.66593768</text:p>
          </table:table-cell>
          <table:table-cell table:style-name="ce18" office:value-type="float" office:value="0.037336702" calcext:value-type="float">
            <text:p>0.037336702</text:p>
          </table:table-cell>
          <table:table-cell office:value-type="float" office:value="0" calcext:value-type="float">
            <text:p>0.000</text:p>
          </table:table-cell>
          <table:table-cell table:style-name="ce18" office:value-type="float" office:value="24.66593768" calcext:value-type="float">
            <text:p>24.66593768</text:p>
          </table:table-cell>
          <table:table-cell table:style-name="ce18" office:value-type="float" office:value="0.132326547" calcext:value-type="float">
            <text:p>0.132326547</text:p>
          </table:table-cell>
          <table:table-cell office:value-type="float" office:value="0" calcext:value-type="float">
            <text:p>0.000</text:p>
          </table:table-cell>
          <table:table-cell table:style-name="ce18" office:value-type="float" office:value="24.66593768" calcext:value-type="float">
            <text:p>24.66593768</text:p>
          </table:table-cell>
          <table:table-cell table:style-name="ce18" office:value-type="float" office:value="0.028107405" calcext:value-type="float">
            <text:p>0.028107405</text:p>
          </table:table-cell>
          <table:table-cell office:value-type="float" office:value="0" calcext:value-type="float">
            <text:p>0.000</text:p>
          </table:table-cell>
          <table:table-cell table:style-name="ce18" office:value-type="float" office:value="24.66593768" calcext:value-type="float">
            <text:p>24.66593768</text:p>
          </table:table-cell>
          <table:table-cell table:style-name="ce18" office:value-type="float" office:value="0.111350872" calcext:value-type="float">
            <text:p>0.111350872</text:p>
          </table:table-cell>
          <table:table-cell office:value-type="float" office:value="0" calcext:value-type="float">
            <text:p>0.000</text:p>
          </table:table-cell>
          <table:table-cell table:style-name="ce18" office:value-type="float" office:value="24.66593768" calcext:value-type="float">
            <text:p>24.66593768</text:p>
          </table:table-cell>
          <table:table-cell table:style-name="ce18" office:value-type="float" office:value="0.139558161" calcext:value-type="float">
            <text:p>0.139558161</text:p>
          </table:table-cell>
          <table:table-cell office:value-type="float" office:value="0" calcext:value-type="float">
            <text:p>0.000</text:p>
          </table:table-cell>
          <table:table-cell table:style-name="ce18" office:value-type="float" office:value="24.66593768" calcext:value-type="float">
            <text:p>24.66593768</text:p>
          </table:table-cell>
          <table:table-cell table:style-name="ce18" office:value-type="float" office:value="0.695193816" calcext:value-type="float">
            <text:p>0.695193816</text:p>
          </table:table-cell>
          <table:table-cell table:style-name="ce8" office:value-type="float" office:value="0" calcext:value-type="float">
            <text:p>0.000</text:p>
          </table:table-cell>
          <table:table-cell table:number-columns-repeated="4"/>
          <table:table-cell office:value-type="float" office:value="43.7128237387" calcext:value-type="float">
            <text:p>43.713</text:p>
          </table:table-cell>
          <table:table-cell office:value-type="float" office:value="4.35887285347" calcext:value-type="float">
            <text:p>4.359</text:p>
          </table:table-cell>
          <table:table-cell/>
          <table:table-cell office:value-type="float" office:value="44.7751605996" calcext:value-type="float">
            <text:p>44.775</text:p>
          </table:table-cell>
          <table:table-cell office:value-type="float" office:value="0.938701415011" calcext:value-type="float">
            <text:p>0.939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17"/>
          <table:table-cell table:number-columns-repeated="21"/>
          <table:table-cell office:value-type="float" office:value="45.3306886359" calcext:value-type="float">
            <text:p>45.331</text:p>
          </table:table-cell>
          <table:table-cell office:value-type="float" office:value="3.52490963681" calcext:value-type="float">
            <text:p>3.525</text:p>
          </table:table-cell>
          <table:table-cell/>
          <table:table-cell office:value-type="float" office:value="46.0492505353" calcext:value-type="float">
            <text:p>46.049</text:p>
          </table:table-cell>
          <table:table-cell office:value-type="float" office:value="1.20135214921" calcext:value-type="float">
            <text:p>1.20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6" table:number-columns-repeated="2"/>
          <table:table-cell/>
          <table:table-cell table:style-name="ce6" table:number-columns-repeated="2"/>
          <table:table-cell/>
          <table:table-cell table:style-name="ce6" table:number-columns-repeated="2"/>
          <table:table-cell/>
          <table:table-cell table:style-name="ce6" table:number-columns-repeated="2"/>
          <table:table-cell/>
          <table:table-cell table:style-name="ce6" table:number-columns-repeated="2"/>
          <table:table-cell/>
          <table:table-cell table:style-name="ce6" table:number-columns-repeated="2"/>
          <table:table-cell table:number-columns-repeated="5"/>
          <table:table-cell office:value-type="float" office:value="46.5851951056" calcext:value-type="float">
            <text:p>46.585</text:p>
          </table:table-cell>
          <table:table-cell office:value-type="float" office:value="2.84651201471" calcext:value-type="float">
            <text:p>2.847</text:p>
          </table:table-cell>
          <table:table-cell/>
          <table:table-cell office:value-type="float" office:value="47.687366167" calcext:value-type="float">
            <text:p>47.687</text:p>
          </table:table-cell>
          <table:table-cell office:value-type="float" office:value="1.5085907086" calcext:value-type="float">
            <text:p>1.509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number-columns-repeated="22"/>
          <table:table-cell office:value-type="float" office:value="48.1789127656" calcext:value-type="float">
            <text:p>48.179</text:p>
          </table:table-cell>
          <table:table-cell office:value-type="float" office:value="1.69486441227" calcext:value-type="float">
            <text:p>1.695</text:p>
          </table:table-cell>
          <table:table-cell/>
          <table:table-cell office:value-type="float" office:value="49.3254817987" calcext:value-type="float">
            <text:p>49.325</text:p>
          </table:table-cell>
          <table:table-cell office:value-type="float" office:value="1.62756544803" calcext:value-type="float">
            <text:p>1.628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number-columns-repeated="22"/>
          <table:table-cell office:value-type="float" office:value="49.5857768038" calcext:value-type="float">
            <text:p>49.586</text:p>
          </table:table-cell>
          <table:table-cell office:value-type="float" office:value="0.94441492469" calcext:value-type="float">
            <text:p>0.944</text:p>
          </table:table-cell>
          <table:table-cell/>
          <table:table-cell office:value-type="float" office:value="50.7815845824" calcext:value-type="float">
            <text:p>50.782</text:p>
          </table:table-cell>
          <table:table-cell office:value-type="float" office:value="1.62756544803" calcext:value-type="float">
            <text:p>1.628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number-columns-repeated="22"/>
          <table:table-cell office:value-type="float" office:value="51.1674208451" calcext:value-type="float">
            <text:p>51.167</text:p>
          </table:table-cell>
          <table:table-cell office:value-type="float" office:value="0.482512820734" calcext:value-type="float">
            <text:p>0.483</text:p>
          </table:table-cell>
          <table:table-cell/>
          <table:table-cell office:value-type="float" office:value="52.4197002141" calcext:value-type="float">
            <text:p>52.420</text:p>
          </table:table-cell>
          <table:table-cell office:value-type="float" office:value="1.72291454061" calcext:value-type="float">
            <text:p>1.723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22"/>
          <table:table-cell office:value-type="float" office:value="52.7421656758" calcext:value-type="float">
            <text:p>52.742</text:p>
          </table:table-cell>
          <table:table-cell office:value-type="float" office:value="0.225875242024" calcext:value-type="float">
            <text:p>0.226</text:p>
          </table:table-cell>
          <table:table-cell/>
          <table:table-cell office:value-type="float" office:value="53.8758029979" calcext:value-type="float">
            <text:p>53.876</text:p>
          </table:table-cell>
          <table:table-cell office:value-type="float" office:value="1.53749314035" calcext:value-type="float">
            <text:p>1.537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number-columns-repeated="22"/>
          <table:table-cell office:value-type="float" office:value="54.0328930014" calcext:value-type="float">
            <text:p>54.033</text:p>
          </table:table-cell>
          <table:table-cell office:value-type="float" office:value="0.288709739882" calcext:value-type="float">
            <text:p>0.289</text:p>
          </table:table-cell>
          <table:table-cell/>
          <table:table-cell office:value-type="float" office:value="55.5139186296" calcext:value-type="float">
            <text:p>55.514</text:p>
          </table:table-cell>
          <table:table-cell office:value-type="float" office:value="1.2717320147" calcext:value-type="float">
            <text:p>1.272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number-columns-repeated="22"/>
          <table:table-cell office:value-type="float" office:value="55.5277219753" calcext:value-type="float">
            <text:p>55.528</text:p>
          </table:table-cell>
          <table:table-cell office:value-type="float" office:value="0.4906975662" calcext:value-type="float">
            <text:p>0.491</text:p>
          </table:table-cell>
          <table:table-cell/>
          <table:table-cell office:value-type="float" office:value="57.1520342612" calcext:value-type="float">
            <text:p>57.152</text:p>
          </table:table-cell>
          <table:table-cell office:value-type="float" office:value="0.975014308322" calcext:value-type="float">
            <text:p>0.975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number-columns-repeated="22"/>
          <table:table-cell office:value-type="float" office:value="56.8494957489" calcext:value-type="float">
            <text:p>56.849</text:p>
          </table:table-cell>
          <table:table-cell office:value-type="float" office:value="0.929704211305" calcext:value-type="float">
            <text:p>0.930</text:p>
          </table:table-cell>
          <table:table-cell/>
          <table:table-cell office:value-type="float" office:value="58.7901498929" calcext:value-type="float">
            <text:p>58.790</text:p>
          </table:table-cell>
          <table:table-cell office:value-type="float" office:value="0.733473817082" calcext:value-type="float">
            <text:p>0.733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table:number-columns-repeated="22"/>
          <table:table-cell office:value-type="float" office:value="58.7007839397" calcext:value-type="float">
            <text:p>58.701</text:p>
          </table:table-cell>
          <table:table-cell office:value-type="float" office:value="1.44983900173" calcext:value-type="float">
            <text:p>1.450</text:p>
          </table:table-cell>
          <table:table-cell/>
          <table:table-cell office:value-type="float" office:value="60.2462526767" calcext:value-type="float">
            <text:p>60.246</text:p>
          </table:table-cell>
          <table:table-cell office:value-type="float" office:value="0.642232542223" calcext:value-type="float">
            <text:p>0.642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table:number-columns-repeated="22"/>
          <table:table-cell office:value-type="float" office:value="60.3634937062" calcext:value-type="float">
            <text:p>60.363</text:p>
          </table:table-cell>
          <table:table-cell office:value-type="float" office:value="2.07016108067" calcext:value-type="float">
            <text:p>2.070</text:p>
          </table:table-cell>
          <table:table-cell/>
          <table:table-cell office:value-type="float" office:value="61.7023554604" calcext:value-type="float">
            <text:p>61.702</text:p>
          </table:table-cell>
          <table:table-cell office:value-type="float" office:value="0.606690274347" calcext:value-type="float">
            <text:p>0.607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number-columns-repeated="22"/>
          <table:table-cell office:value-type="float" office:value="61.4604681994" calcext:value-type="float">
            <text:p>61.460</text:p>
          </table:table-cell>
          <table:table-cell office:value-type="float" office:value="2.26890673008" calcext:value-type="float">
            <text:p>2.269</text:p>
          </table:table-cell>
          <table:table-cell/>
          <table:table-cell office:value-type="float" office:value="63.3404710921" calcext:value-type="float">
            <text:p>63.340</text:p>
          </table:table-cell>
          <table:table-cell office:value-type="float" office:value="0.324331410645" calcext:value-type="float">
            <text:p>0.324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table:number-columns-repeated="22"/>
          <table:table-cell office:value-type="float" office:value="62.9070026988" calcext:value-type="float">
            <text:p>62.907</text:p>
          </table:table-cell>
          <table:table-cell office:value-type="float" office:value="2.09057338299" calcext:value-type="float">
            <text:p>2.091</text:p>
          </table:table-cell>
          <table:table-cell/>
          <table:table-cell office:value-type="float" office:value="64.7965738758" calcext:value-type="float">
            <text:p>64.797</text:p>
          </table:table-cell>
          <table:table-cell office:value-type="float" office:value="0.273409239457" calcext:value-type="float">
            <text:p>0.273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number-columns-repeated="22"/>
          <table:table-cell office:value-type="float" office:value="64.5490148333" calcext:value-type="float">
            <text:p>64.549</text:p>
          </table:table-cell>
          <table:table-cell office:value-type="float" office:value="2.29610133622" calcext:value-type="float">
            <text:p>2.296</text:p>
          </table:table-cell>
          <table:table-cell/>
          <table:table-cell office:value-type="float" office:value="66.4346895075" calcext:value-type="float">
            <text:p>66.435</text:p>
          </table:table-cell>
          <table:table-cell office:value-type="float" office:value="0.377505320532" calcext:value-type="float">
            <text:p>0.378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table:number-columns-repeated="22"/>
          <table:table-cell office:value-type="float" office:value="65.9852005168" calcext:value-type="float">
            <text:p>65.985</text:p>
          </table:table-cell>
          <table:table-cell office:value-type="float" office:value="1.85549787553" calcext:value-type="float">
            <text:p>1.855</text:p>
          </table:table-cell>
          <table:table-cell/>
          <table:table-cell office:value-type="float" office:value="67.8907922912" calcext:value-type="float">
            <text:p>67.891</text:p>
          </table:table-cell>
          <table:table-cell office:value-type="float" office:value="0.318234494687" calcext:value-type="float">
            <text:p>0.318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table:number-columns-repeated="22"/>
          <table:table-cell office:value-type="float" office:value="67.6013406113" calcext:value-type="float">
            <text:p>67.601</text:p>
          </table:table-cell>
          <table:table-cell office:value-type="float" office:value="1.46803932021" calcext:value-type="float">
            <text:p>1.468</text:p>
          </table:table-cell>
          <table:table-cell/>
          <table:table-cell office:value-type="float" office:value="69.3468950749" calcext:value-type="float">
            <text:p>69.347</text:p>
          </table:table-cell>
          <table:table-cell office:value-type="float" office:value="0.521234276184" calcext:value-type="float">
            <text:p>0.521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table:number-columns-repeated="22"/>
          <table:table-cell office:value-type="float" office:value="68.850672673" calcext:value-type="float">
            <text:p>68.851</text:p>
          </table:table-cell>
          <table:table-cell office:value-type="float" office:value="1.11023020732" calcext:value-type="float">
            <text:p>1.110</text:p>
          </table:table-cell>
          <table:table-cell/>
          <table:table-cell office:value-type="float" office:value="70.8029978587" calcext:value-type="float">
            <text:p>70.803</text:p>
          </table:table-cell>
          <table:table-cell office:value-type="float" office:value="0.501821715261" calcext:value-type="float">
            <text:p>0.502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table:number-columns-repeated="22"/>
          <table:table-cell office:value-type="float" office:value="70.454739149" calcext:value-type="float">
            <text:p>70.455</text:p>
          </table:table-cell>
          <table:table-cell office:value-type="float" office:value="0.753727467548" calcext:value-type="float">
            <text:p>0.754</text:p>
          </table:table-cell>
          <table:table-cell/>
          <table:table-cell office:value-type="float" office:value="72.4411134904" calcext:value-type="float">
            <text:p>72.441</text:p>
          </table:table-cell>
          <table:table-cell office:value-type="float" office:value="0.465138638777" calcext:value-type="float">
            <text:p>0.465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table:number-columns-repeated="22"/>
          <table:table-cell table:style-name="Default" table:number-columns-repeated="5"/>
        </table:table-row>
        <table:table-row table:style-name="ro3">
          <table:table-cell office:value-type="float" office:value="46" calcext:value-type="float">
            <text:p>46</text:p>
          </table:table-cell>
          <table:table-cell table:number-columns-repeated="22"/>
          <table:table-cell table:style-name="Default" table:number-columns-repeated="5"/>
        </table:table-row>
        <table:table-row table:style-name="ro3">
          <table:table-cell office:value-type="float" office:value="47" calcext:value-type="float">
            <text:p>47</text:p>
          </table:table-cell>
          <table:table-cell table:number-columns-repeated="22"/>
          <table:table-cell table:style-name="Default" table:number-columns-repeated="5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22"/>
          <table:table-cell table:style-name="Default" table:number-columns-repeated="5"/>
        </table:table-row>
        <table:table-row table:style-name="ro3">
          <table:table-cell office:value-type="float" office:value="49" calcext:value-type="float">
            <text:p>49</text:p>
          </table:table-cell>
          <table:table-cell table:number-columns-repeated="22"/>
          <table:table-cell table:style-name="Default" table:number-columns-repeated="5"/>
        </table:table-row>
        <table:table-row table:style-name="ro3">
          <table:table-cell office:value-type="float" office:value="50" calcext:value-type="float">
            <text:p>50</text:p>
          </table:table-cell>
          <table:table-cell table:number-columns-repeated="22"/>
          <table:table-cell table:style-name="Default" table:number-columns-repeated="5"/>
        </table:table-row>
        <table:table-row table:style-name="ro3">
          <table:table-cell office:value-type="float" office:value="51" calcext:value-type="float">
            <text:p>51</text:p>
          </table:table-cell>
          <table:table-cell table:number-columns-repeated="22"/>
          <table:table-cell table:style-name="Default" table:number-columns-repeated="5"/>
        </table:table-row>
        <table:table-row table:style-name="ro3">
          <table:table-cell office:value-type="float" office:value="52" calcext:value-type="float">
            <text:p>52</text:p>
          </table:table-cell>
          <table:table-cell table:number-columns-repeated="22"/>
          <table:table-cell table:style-name="Default" table:number-columns-repeated="5"/>
        </table:table-row>
        <table:table-row table:style-name="ro3">
          <table:table-cell office:value-type="float" office:value="53" calcext:value-type="float">
            <text:p>53</text:p>
          </table:table-cell>
          <table:table-cell table:number-columns-repeated="22"/>
          <table:table-cell table:style-name="Default" table:number-columns-repeated="5"/>
        </table:table-row>
        <table:table-row table:style-name="ro3">
          <table:table-cell office:value-type="float" office:value="54" calcext:value-type="float">
            <text:p>54</text:p>
          </table:table-cell>
          <table:table-cell table:number-columns-repeated="22"/>
          <table:table-cell table:style-name="Default" table:number-columns-repeated="5"/>
        </table:table-row>
        <table:table-row table:style-name="ro3">
          <table:table-cell office:value-type="float" office:value="55" calcext:value-type="float">
            <text:p>55</text:p>
          </table:table-cell>
          <table:table-cell table:number-columns-repeated="22"/>
          <table:table-cell table:style-name="Default" table:number-columns-repeated="5"/>
        </table:table-row>
        <table:table-row table:style-name="ro3">
          <table:table-cell office:value-type="float" office:value="56" calcext:value-type="float">
            <text:p>56</text:p>
          </table:table-cell>
          <table:table-cell table:number-columns-repeated="22"/>
          <table:table-cell table:style-name="Default" table:number-columns-repeated="5"/>
        </table:table-row>
        <table:table-row table:style-name="ro3">
          <table:table-cell office:value-type="float" office:value="57" calcext:value-type="float">
            <text:p>57</text:p>
          </table:table-cell>
          <table:table-cell table:number-columns-repeated="22"/>
          <table:table-cell table:style-name="Default" table:number-columns-repeated="5"/>
        </table:table-row>
        <table:table-row table:style-name="ro3">
          <table:table-cell office:value-type="float" office:value="58" calcext:value-type="float">
            <text:p>58</text:p>
          </table:table-cell>
          <table:table-cell table:number-columns-repeated="22"/>
          <table:table-cell table:style-name="Default" table:number-columns-repeated="5"/>
        </table:table-row>
        <table:table-row table:style-name="ro3">
          <table:table-cell office:value-type="float" office:value="59" calcext:value-type="float">
            <text:p>59</text:p>
          </table:table-cell>
          <table:table-cell table:number-columns-repeated="22"/>
          <table:table-cell table:style-name="Default" table:number-columns-repeated="5"/>
        </table:table-row>
        <table:table-row table:style-name="ro3">
          <table:table-cell office:value-type="float" office:value="60" calcext:value-type="float">
            <text:p>60</text:p>
          </table:table-cell>
          <table:table-cell table:number-columns-repeated="22"/>
          <table:table-cell table:style-name="Default" table:number-columns-repeated="5"/>
        </table:table-row>
        <table:table-row table:style-name="ro3">
          <table:table-cell office:value-type="float" office:value="61" calcext:value-type="float">
            <text:p>61</text:p>
          </table:table-cell>
          <table:table-cell table:number-columns-repeated="22"/>
          <table:table-cell table:style-name="Default" table:number-columns-repeated="5"/>
        </table:table-row>
        <table:table-row table:style-name="ro3">
          <table:table-cell office:value-type="float" office:value="62" calcext:value-type="float">
            <text:p>62</text:p>
          </table:table-cell>
          <table:table-cell table:number-columns-repeated="22"/>
          <table:table-cell table:style-name="Default" table:number-columns-repeated="5"/>
        </table:table-row>
        <table:table-row table:style-name="ro3">
          <table:table-cell office:value-type="float" office:value="63" calcext:value-type="float">
            <text:p>63</text:p>
          </table:table-cell>
          <table:table-cell table:number-columns-repeated="22"/>
          <table:table-cell table:style-name="Default" table:number-columns-repeated="5"/>
        </table:table-row>
        <table:table-row table:style-name="ro3">
          <table:table-cell office:value-type="float" office:value="64" calcext:value-type="float">
            <text:p>64</text:p>
          </table:table-cell>
          <table:table-cell table:number-columns-repeated="22"/>
          <table:table-cell table:style-name="Default" table:number-columns-repeated="5"/>
        </table:table-row>
        <table:table-row table:style-name="ro3">
          <table:table-cell office:value-type="float" office:value="65" calcext:value-type="float">
            <text:p>65</text:p>
          </table:table-cell>
          <table:table-cell table:number-columns-repeated="22"/>
          <table:table-cell table:style-name="Default" table:number-columns-repeated="5"/>
        </table:table-row>
        <table:table-row table:style-name="ro3">
          <table:table-cell office:value-type="float" office:value="66" calcext:value-type="float">
            <text:p>66</text:p>
          </table:table-cell>
          <table:table-cell table:number-columns-repeated="22"/>
          <table:table-cell table:style-name="Default" table:number-columns-repeated="5"/>
        </table:table-row>
        <table:table-row table:style-name="ro3">
          <table:table-cell office:value-type="float" office:value="67" calcext:value-type="float">
            <text:p>67</text:p>
          </table:table-cell>
          <table:table-cell table:number-columns-repeated="22"/>
          <table:table-cell table:style-name="Default" table:number-columns-repeated="5"/>
        </table:table-row>
        <table:table-row table:style-name="ro3">
          <table:table-cell office:value-type="float" office:value="68" calcext:value-type="float">
            <text:p>68</text:p>
          </table:table-cell>
          <table:table-cell table:number-columns-repeated="22"/>
          <table:table-cell table:style-name="Default" table:number-columns-repeated="5"/>
        </table:table-row>
        <table:table-row table:style-name="ro3">
          <table:table-cell office:value-type="float" office:value="69" calcext:value-type="float">
            <text:p>69</text:p>
          </table:table-cell>
          <table:table-cell table:number-columns-repeated="22"/>
          <table:table-cell table:style-name="Default" table:number-columns-repeated="5"/>
        </table:table-row>
        <table:table-row table:style-name="ro3">
          <table:table-cell office:value-type="float" office:value="70" calcext:value-type="float">
            <text:p>70</text:p>
          </table:table-cell>
          <table:table-cell table:number-columns-repeated="22"/>
          <table:table-cell table:style-name="Default" table:number-columns-repeated="5"/>
        </table:table-row>
        <table:table-row table:style-name="ro3">
          <table:table-cell office:value-type="float" office:value="71" calcext:value-type="float">
            <text:p>71</text:p>
          </table:table-cell>
          <table:table-cell table:number-columns-repeated="22"/>
          <table:table-cell table:style-name="Default" table:number-columns-repeated="5"/>
        </table:table-row>
        <table:table-row table:style-name="ro3">
          <table:table-cell office:value-type="float" office:value="72" calcext:value-type="float">
            <text:p>72</text:p>
          </table:table-cell>
          <table:table-cell table:number-columns-repeated="22"/>
          <table:table-cell table:style-name="Default" table:number-columns-repeated="5"/>
        </table:table-row>
        <table:table-row table:style-name="ro3">
          <table:table-cell office:value-type="float" office:value="73" calcext:value-type="float">
            <text:p>73</text:p>
          </table:table-cell>
          <table:table-cell table:number-columns-repeated="22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1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 style:data-style-name="N2" text:time-value="10:50:31.310332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6:04:13.736754678</meta:creation-date>
    <dc:date>2025-09-15T10:51:26.323673104</dc:date>
    <meta:editing-duration>P14DT6H32M56S</meta:editing-duration>
    <meta:editing-cycles>23</meta:editing-cycles>
    <meta:generator>LibreOffice/24.2.7.2$Linux_X86_64 LibreOffice_project/420$Build-2</meta:generator>
    <meta:document-statistic meta:table-count="2" meta:cell-count="1112" meta:object-count="0"/>
    <meta:user-defined meta:name="ProgId">Excel.Sheet</meta:user-defined>
  </office:meta>
</office:document-meta>
</file>